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A00004809000027CA791B0589.wmf"/>
  <manifest:file-entry manifest:media-type="" manifest:full-path="Pictures/2000001D000047EF000027CAAF6C1D9D.wm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solid" svg:stroke-width="0.035cm" svg:stroke-color="#808080" draw:stroke-linejoin="round" draw:fill="solid" draw:fill-color="#dddddd"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solid" svg:stroke-width="0.035cm" svg:stroke-color="#808080" draw:stroke-linejoin="round" draw:fill="solid" draw:fill-color="#bdbdbd" draw:textarea-horizontal-align="left" draw:textarea-vertical-align="middle" draw:auto-grow-height="false" fo:padding-top="0.13cm" fo:padding-bottom="0.13cm" fo:padding-left="0.25cm" fo:padding-right="0.25cm" fo:wrap-option="wrap" draw:shadow="hidden"/>
    </style:style>
    <style:style style:name="gr8" style:family="graphic" style:parent-style-name="standard">
      <style:graphic-properties draw:stroke="none" draw:fill="none" draw:fill-color="#ffffff" draw:textarea-horizontal-align="left" draw:textarea-vertical-align="top" draw:auto-grow-height="true" fo:min-height="6.577cm" fo:padding-top="0.508cm" fo:padding-bottom="0.13cm" fo:padding-left="0.25cm" fo:padding-right="0.25cm" fo:wrap-option="no-wrap" draw:shadow="hidden"/>
    </style:style>
    <style:style style:name="gr9" style:family="graphic" style:parent-style-name="standard">
      <style:graphic-properties draw:stroke="none" draw:fill="none" draw:fill-color="#ffffff" draw:textarea-horizontal-align="left" draw:textarea-vertical-align="top" draw:auto-grow-height="true" fo:min-height="10.91cm" fo:padding-top="0.508cm" fo:padding-bottom="0.13cm" fo:padding-left="0.25cm" fo:padding-right="0.25cm" fo:wrap-option="no-wrap" draw:shadow="hidden"/>
    </style:style>
    <style:style style:name="gr10" style:family="graphic" style:parent-style-name="standard">
      <style:graphic-properties draw:stroke="none" draw:fill="none" draw:fill-color="#ffffff" draw:textarea-horizontal-align="left" draw:textarea-vertical-align="top" draw:auto-grow-height="true" fo:min-height="15.241cm" fo:padding-top="0.508cm" fo:padding-bottom="0.13cm" fo:padding-left="0.25cm" fo:padding-right="0.25cm" fo:wrap-option="no-wrap" draw:shadow="hidden"/>
    </style:style>
    <style:style style:name="gr11" style:family="graphic" style:parent-style-name="standard">
      <style:graphic-properties draw:stroke="none" draw:fill="none" fo:min-height="12.391cm"/>
    </style:style>
    <style:style style:name="gr12" style:family="graphic" style:parent-style-name="standard">
      <style:graphic-properties draw:stroke="none" draw:fill="none" draw:fill-color="#ffffff" draw:textarea-horizontal-align="left" draw:textarea-vertical-align="top" draw:auto-grow-height="true" fo:min-height="8.986cm" fo:padding-top="0.508cm" fo:padding-bottom="0.13cm" fo:padding-left="0.25cm" fo:padding-right="0.25cm" fo:wrap-option="no-wrap" draw:shadow="hidden"/>
    </style:style>
    <style:style style:name="gr13" style:family="graphic" style:parent-style-name="standard">
      <style:graphic-properties draw:stroke="none" draw:fill="none" fo:min-height="3.814cm"/>
    </style:style>
    <style:style style:name="pr1" style:family="presentation" style:parent-style-name="Title1-title">
      <style:graphic-properties draw:stroke="none" draw:fill="none" draw:fill-color="#ffffff" draw:textarea-horizontal-align="left" draw:textarea-vertical-align="middle" draw:auto-grow-height="true" draw:auto-grow-width="false" fo:min-height="2.805cm" fo:min-width="0cm" fo:padding-top="0cm" fo:padding-bottom="0cm" fo:padding-left="0cm" fo:padding-right="0cm" fo:wrap-option="no-wrap" draw:shadow="hidden" draw:shadow-color="#808080"/>
    </style:style>
    <style:style style:name="pr2" style:family="presentation" style:parent-style-name="Title1-subtitle" style:list-style-name="L2">
      <style:graphic-properties draw:stroke="none" draw:fill="none" draw:fill-color="#ffffff" draw:textarea-horizontal-align="left" draw:textarea-vertical-align="top" draw:auto-grow-height="true" draw:auto-grow-width="false" fo:min-height="1.271cm" fo:min-width="0cm" fo:padding-top="0cm" fo:padding-bottom="0cm" fo:padding-left="0cm" fo:padding-right="0cm" fo:wrap-option="no-wrap" draw:shadow="hidden" draw:shadow-color="#808080"/>
    </style:style>
    <style:style style:name="pr3" style:family="presentation" style:parent-style-name="Title1-notes">
      <style:graphic-properties draw:stroke="none" draw:fill="none" draw:fill-color="#ffffff" draw:auto-grow-height="true" fo:min-height="8.553cm" draw:shadow="hidden"/>
    </style:style>
    <style:style style:name="pr4" style:family="presentation" style:parent-style-name="Title1-title">
      <style:graphic-properties draw:fill-color="#ffffff" draw:auto-grow-height="true" fo:min-height="2.806cm"/>
    </style:style>
    <style:style style:name="pr5" style:family="presentation" style:parent-style-name="Title1-subtitle">
      <style:graphic-properties draw:fill-color="#ffffff" draw:auto-grow-height="true" fo:min-height="12.573cm"/>
    </style:style>
    <style:style style:name="pr6" style:family="presentation" style:parent-style-name="Title1-notes">
      <style:graphic-properties draw:fill-color="#ffffff" draw:auto-grow-height="true" fo:min-height="8.553cm"/>
    </style:style>
    <style:style style:name="pr7" style:family="presentation" style:parent-style-name="Title1-subtitle">
      <style:graphic-properties draw:fill-color="#ffffff" draw:auto-grow-height="true" fo:min-height="7.03cm"/>
    </style:style>
    <style:style style:name="pr8" style:family="presentation" style:parent-style-name="Title1-subtitle">
      <style:graphic-properties draw:fill-color="#ffffff" draw:auto-grow-height="true" fo:min-height="4.03cm"/>
    </style:style>
    <style:style style:name="pr9" style:family="presentation" style:parent-style-name="Title1-subtitle">
      <style:graphic-properties draw:fill-color="#ffffff" draw:auto-grow-height="true" fo:min-height="2.0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fo:text-align="end" text:enable-numbering="false" fo:text-indent="0cm"/>
    </style:style>
    <style:style style:name="P4" style:family="paragraph">
      <style:paragraph-properties fo:margin-left="0cm" fo:margin-right="0cm" fo:margin-top="0.176cm" fo:margin-bottom="0cm" fo:text-align="center" text:enable-numbering="false" fo:text-indent="0cm" style:writing-mode="lr-tb"/>
    </style:style>
    <style:style style:name="P5" style:family="paragraph">
      <style:paragraph-properties fo:margin-left="1.27cm" fo:margin-right="0cm" text:enable-numbering="true" fo:text-indent="0cm"/>
    </style:style>
    <style:style style:name="P6" style:family="paragraph">
      <style:paragraph-properties fo:margin-left="1.27cm" fo:margin-right="0cm" fo:text-align="start" text:enable-numbering="true" fo:text-indent="0cm"/>
    </style:style>
    <style:style style:name="P7" style:family="paragraph">
      <style:paragraph-properties fo:margin-left="1.27cm" fo:margin-right="0cm" fo:text-indent="0cm"/>
    </style:style>
    <style:style style:name="P8" style:family="paragraph">
      <style:paragraph-properties fo:margin-left="0cm" fo:margin-right="0cm" fo:text-align="start" text:enable-numbering="true" fo:text-indent="0cm"/>
    </style:style>
    <style:style style:name="P9" style:family="paragraph">
      <style:paragraph-properties fo:margin-left="0cm" fo:margin-right="0cm" fo:text-align="center" fo:text-indent="0cm"/>
    </style:style>
    <style:style style:name="P10" style:family="paragraph">
      <style:paragraph-properties fo:text-align="center"/>
    </style:style>
    <style:style style:name="P11" style:family="paragraph">
      <style:paragraph-properties fo:text-align="center"/>
      <style:text-properties fo:font-style="italic"/>
    </style:style>
    <style:style style:name="P12" style:family="paragraph">
      <style:paragraph-properties fo:text-align="center"/>
      <style:text-properties fo:font-style="normal"/>
    </style:style>
    <style:style style:name="P13" style:family="paragraph">
      <style:paragraph-properties fo:margin-left="0cm" fo:margin-right="0cm" fo:text-align="center" fo:text-indent="0cm"/>
      <style:text-properties fo:font-style="italic"/>
    </style:style>
    <style:style style:name="P14" style:family="paragraph">
      <style:paragraph-properties style:writing-mode="lr-tb"/>
    </style:style>
    <style:style style:name="P15" style:family="paragraph">
      <style:paragraph-properties fo:margin-left="0cm" fo:margin-right="0cm" fo:line-height="89%" text:enable-numbering="false" fo:text-indent="0cm" style:punctuation-wrap="hanging" style:line-break="strict"/>
    </style:style>
    <style:style style:name="P16" style:family="paragraph">
      <style:paragraph-properties fo:margin-left="0cm" fo:margin-right="0cm" fo:line-height="89%" text:enable-numbering="false" fo:text-indent="0cm" style:punctuation-wrap="hanging" style:line-break="strict" style:writing-mode="lr-tb"/>
    </style:style>
    <style:style style:name="P17" style:family="paragraph">
      <style:paragraph-properties fo:margin-left="0cm" fo:margin-right="0cm" fo:text-indent="0cm"/>
      <style:text-properties fo:font-family="'Courier New'" style:font-family-generic="modern" style:font-pitch="fixed" fo:font-size="18pt"/>
    </style:style>
    <style:style style:name="P18" style:family="paragraph">
      <style:paragraph-properties fo:margin-left="0cm" fo:margin-right="0cm" fo:text-indent="0cm"/>
      <style:text-properties fo:font-family="'Courier New'" style:font-family-generic="modern" style:font-pitch="fixed" fo:font-size="16pt"/>
    </style:style>
    <style:style style:name="P19" style:family="paragraph">
      <style:paragraph-properties fo:margin-left="0cm" fo:margin-right="0cm" text:enable-numbering="true" fo:text-indent="0cm"/>
    </style:style>
    <style:style style:name="T1" style:family="text">
      <style:text-properties fo:color="#4d4d4d" fo:font-size="32pt" style:font-size-asian="32pt" style:font-size-complex="32pt"/>
    </style:style>
    <style:style style:name="T2" style:family="text">
      <style:text-properties style:text-position="super 58%"/>
    </style:style>
    <style:style style:name="T3" style:family="text">
      <style:text-properties fo:font-style="italic"/>
    </style:style>
    <style:style style:name="T4" style:family="text">
      <style:text-properties fo:font-style="normal"/>
    </style:style>
    <style:style style:name="T5" style:family="text">
      <style:text-properties fo:font-weight="bold"/>
    </style:style>
    <style:style style:name="T6" style:family="text">
      <style:text-properties fo:color="#000000" fo:font-family="'Courier New'" style:font-family-generic="modern" style:font-pitch="fixed" fo:font-size="14pt" style:font-size-asian="14pt" style:font-size-complex="14pt"/>
    </style:style>
    <style:style style:name="T7" style:family="text">
      <style:text-properties fo:font-family="'Courier New'" style:font-family-generic="modern" style:font-pitch="fixed" fo:font-size="18pt"/>
    </style:style>
    <style:style style:name="T8" style:family="text">
      <style:text-properties fo:font-family="'Courier New'" style:font-family-generic="modern" style:font-pitch="fixed" fo:font-size="16pt"/>
    </style:style>
    <style:style style:name="T9" style:family="text">
      <style:text-properties fo:font-family="'Courier New'" style:font-family-generic="modern" style:font-pitch="fixed" fo:font-size="16pt" fo:font-weight="normal"/>
    </style:style>
    <style:style style:name="T10" style:family="text">
      <style:text-properties fo:font-family="'Courier New'" style:font-family-generic="modern" style:font-pitch="fixed" fo:font-size="16pt" fo:font-weight="bold"/>
    </style:style>
    <style:style style:name="T11" style:family="text">
      <style:text-properties fo:font-family="'Courier New'" style:font-family-generic="modern" style:font-pitch="fixed" fo:font-size="16pt" fo:font-style="italic" fo:font-weight="bold"/>
    </style:style>
    <style:style style:name="T12" style:family="text">
      <style:text-properties fo:font-family="'Courier New'" style:font-family-generic="modern" style:font-pitch="fixed" fo:font-size="16pt" fo:font-style="italic"/>
    </style:style>
    <style:style style:name="T13" style:family="text">
      <style:text-properties fo:font-style="italic" fo:font-weight="bold"/>
    </style:style>
    <style:style style:name="T14" style:family="text">
      <style:text-properties fo:font-style="normal" fo:font-weight="normal"/>
    </style:style>
    <text:list-style style:name="L1">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Wingdings" style:font-pitch="variable" style:font-charset="x-symbol" fo:color="#4d4d4d"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Intro" draw:style-name="dp1" draw:master-page-name="Title1" presentation:presentation-page-layout-name="AL1T0">
        <draw:frame presentation:style-name="pr1" draw:text-style-name="P2" draw:layer="layout" svg:width="21.801cm" svg:height="2.805cm" svg:x="0.699cm" svg:y="5cm" presentation:class="title" presentation:user-transformed="true">
          <draw:text-box>
            <text:p text:style-name="P1"><text:span text:style-name="T1">Gentle introduction to JBoss Rules</text:span></text:p>
          </draw:text-box>
        </draw:frame>
        <draw:frame presentation:style-name="pr2" draw:text-style-name="P4" draw:layer="layout" svg:width="21.801cm" svg:height="3.697cm" svg:x="1cm" svg:y="9cm" presentation:class="subtitle" presentation:user-transformed="true">
          <draw:text-box>
            <text:list text:style-name="L2">
              <text:list-item>
                <text:list>
                  <text:list-item>
                    <text:p text:style-name="P3">Features</text:p>
                  </text:list-item>
                </text:list>
              </text:list-item>
            </text:list>
            <text:list text:style-name="L2">
              <text:list-item>
                <text:list>
                  <text:list-item>
                    <text:p text:style-name="P3">Scope</text:p>
                  </text:list-item>
                </text:list>
              </text:list-item>
            </text:list>
            <text:list text:style-name="L2">
              <text:list-item>
                <text:list>
                  <text:list-item>
                    <text:p text:style-name="P3">Lab</text:p>
                  </text:list-item>
                </text:list>
              </text:list-item>
            </text:list>
            <text:list text:style-name="L2">
              <text:list-item>
                <text:list>
                  <text:list-item>
                    <text:p text:style-name="P3"/>
                  </text:list-item>
                </text:list>
              </text:list-item>
            </text:list>
          </draw:text-box>
        </draw:frame>
        <presentation:notes draw:style-name="dp2">
          <draw:page-thumbnail draw:layer="layout" svg:width="10.116cm" svg:height="7.585cm" svg:x="1.676cm" svg:y="0cm" draw:page-number="1"/>
          <draw:frame presentation:style-name="pr3" draw:text-style-name="P1" draw:layer="layout" svg:width="21.907cm" svg:height="8.553cm" svg:x="1.882cm" svg:y="9.087cm" presentation:class="notes">
            <draw:text-box>
              <text:p text:style-name="P1">Just an overview of what this module contains. The labs will be fairly “hands on” and will require plenty of time, depending on how must experimenting the students want to do above the exercises.</text:p>
              <text:p text:style-name="P1"/>
              <text:p text:style-name="P1">DSL == Domain Specific Language (in our case, this is as relates to writing production rules – note that DSLs are normally broader then rules, but in this case, it is really just referring to a technique of creating rule languages).</text:p>
            </draw:text-box>
          </draw:frame>
        </presentation:notes>
      </draw:page>
      <draw:page draw:name="page2" draw:style-name="dp3" draw:master-page-name="Title1" presentation:presentation-page-layout-name="AL1T0">
        <draw:frame presentation:style-name="pr4" draw:text-style-name="P1" draw:layer="layout" svg:width="21.801cm" svg:height="2.806cm" svg:x="0.5cm" svg:y="2cm" presentation:class="title" presentation:user-transformed="true">
          <draw:text-box>
            <text:p text:style-name="P1">History</text:p>
          </draw:text-box>
        </draw:frame>
        <draw:frame presentation:style-name="pr5" draw:text-style-name="P1" draw:layer="layout" svg:width="22.859cm" svg:height="12.573cm" svg:x="1.27cm" svg:y="4.457cm" presentation:class="subtitle" presentation:user-transformed="true">
          <draw:text-box>
            <text:list text:style-name="L4">
              <text:list-item>
                <text:list>
                  <text:list-item>
                    <text:p text:style-name="P5">Drools was created by Bob McWhirter from Codehaus</text:p>
                  </text:list-item>
                </text:list>
              </text:list-item>
            </text:list>
            <text:list text:style-name="L4">
              <text:list-item>
                <text:list>
                  <text:list-item>
                    <text:p text:style-name="P5">Original aim was to solve logistic problems</text:p>
                  </text:list-item>
                </text:list>
              </text:list-item>
            </text:list>
            <text:list text:style-name="L4">
              <text:list-item>
                <text:list>
                  <text:list-item>
                    <text:p text:style-name="P5">Mark Proctor current project lead (JBoss employee)</text:p>
                  </text:list-item>
                </text:list>
              </text:list-item>
            </text:list>
            <text:list text:style-name="L4">
              <text:list-item>
                <text:list>
                  <text:list-item>
                    <text:p text:style-name="P5">Started with drools ~2003</text:p>
                  </text:list-item>
                </text:list>
              </text:list-item>
            </text:list>
            <text:list text:style-name="L4">
              <text:list-item>
                <text:list>
                  <text:list-item>
                    <text:p text:style-name="P5">Many contributors since</text:p>
                  </text:list-item>
                </text:list>
              </text:list-item>
            </text:list>
            <text:list text:style-name="L4">
              <text:list-item>
                <text:list>
                  <text:list-item>
                    <text:p text:style-name="P5">Drools joined JBoss in Oct 2005 to productized</text:p>
                  </text:list-item>
                </text:list>
              </text:list-item>
            </text:list>
            <text:list text:style-name="L4">
              <text:list-item>
                <text:list>
                  <text:list-item>
                    <text:p text:style-name="P5">Drools will continue as the development name/community name</text:p>
                  </text:list-item>
                </text:list>
              </text:list-item>
            </text:list>
          </draw:text-box>
        </draw:frame>
        <presentation:notes draw:style-name="dp2">
          <draw:page-thumbnail draw:style-name="gr1" draw:layer="layout" svg:width="10.112cm" svg:height="7.586cm" svg:x="1.68cm" svg:y="-0.001cm" draw:page-number="2" presentation:class="page"/>
          <draw:frame presentation:style-name="pr6" draw:text-style-name="P1" draw:layer="layout" svg:width="21.907cm" svg:height="8.553cm" svg:x="1.882cm" svg:y="9.087cm" presentation:class="notes" presentation:placeholder="true">
            <draw:text-box/>
          </draw:frame>
        </presentation:notes>
      </draw:page>
      <draw:page draw:name="page3" draw:style-name="dp3" draw:master-page-name="Title1" presentation:presentation-page-layout-name="AL1T0">
        <draw:frame presentation:style-name="pr4" draw:text-style-name="P1" draw:layer="layout" svg:width="21.801cm" svg:height="2.806cm" svg:x="0.5cm" svg:y="2cm" presentation:class="title" presentation:user-transformed="true">
          <draw:text-box>
            <text:p text:style-name="P1">History</text:p>
          </draw:text-box>
        </draw:frame>
        <draw:frame presentation:style-name="pr5" draw:text-style-name="P8" draw:layer="layout" svg:width="22.859cm" svg:height="12.573cm" svg:x="1.27cm" svg:y="4.457cm" presentation:class="subtitle">
          <draw:text-box>
            <text:list text:style-name="L4">
              <text:list-item>
                <text:list>
                  <text:list-item>
                    <text:p text:style-name="P6">Drools 1.0 was a non scalable sequential algorithm</text:p>
                  </text:list-item>
                </text:list>
              </text:list-item>
            </text:list>
            <text:list text:style-name="L4">
              <text:list-item>
                <text:list>
                  <text:list-item>
                    <text:p text:style-name="P6">Drools 2.0 is a Rete implementation </text:p>
                  </text:list-item>
                </text:list>
              </text:list-item>
            </text:list>
            <text:list text:style-name="L4">
              <text:list-item>
                <text:list>
                  <text:list-item>
                    <text:p text:style-name="P6">without alpha nodes (nodes just for field constraints)</text:p>
                  </text:list-item>
                </text:list>
              </text:list-item>
            </text:list>
            <text:list text:style-name="L4">
              <text:list-item>
                <text:list>
                  <text:list-item>
                    <text:p text:style-name="P6">.Net version available (increasing .Net support) of v2.x, 3.0 “port” will be available lagging java version ~3-6 months</text:p>
                  </text:list-item>
                </text:list>
              </text:list-item>
            </text:list>
            <text:list text:style-name="L4">
              <text:list-item>
                <text:list>
                  <text:list-item>
                    <text:p text:style-name="P6">Drools 3.0 is Full Rete (also called JBoss Rules)</text:p>
                  </text:list-item>
                </text:list>
              </text:list-item>
            </text:list>
            <text:list text:style-name="L4">
              <text:list-item>
                <text:list>
                  <text:list-item>
                    <text:p text:style-name="P6">Growing into a BRMS</text:p>
                  </text:list-item>
                </text:list>
              </text:list-item>
            </text:list>
            <text:list text:style-name="L4">
              <text:list-item>
                <text:list>
                  <text:list-item>
                    <text:p text:style-name="P6"/>
                  </text:list-item>
                </text:list>
              </text:list-item>
            </text:list>
            <text:list text:style-name="L4">
              <text:list-item>
                <text:list>
                  <text:list-item>
                    <text:p text:style-name="P6">Aim to lower barrier to entry for advanced rule based systems, the technology has been around for a long time (its time to be mainstream).</text:p>
                  </text:list-item>
                </text:list>
              </text:list-item>
            </text:list>
            <text:list text:style-name="L4">
              <text:list-item>
                <text:list>
                  <text:list-item>
                    <text:p text:style-name="P7"/>
                  </text:list-item>
                </text:list>
              </text:list-item>
            </text:list>
          </draw:text-box>
        </draw:frame>
        <presentation:notes draw:style-name="dp2">
          <draw:page-thumbnail draw:style-name="gr1" draw:layer="layout" svg:width="10.112cm" svg:height="7.586cm" svg:x="1.68cm" svg:y="-0.001cm" draw:page-number="3" presentation:class="page"/>
          <draw:frame presentation:style-name="pr6" draw:text-style-name="P1" draw:layer="layout" svg:width="21.907cm" svg:height="8.553cm" svg:x="1.882cm" svg:y="9.087cm" presentation:class="notes">
            <draw:text-box>
              <text:p text:style-name="P1">BRMS == Business Rule Management System</text:p>
              <text:p text:style-name="P1"/>
              <text:p text:style-name="P1">Drools has had dozens of developers working for a long time (mostly voluntary) and has been included in many 3<text:span text:style-name="T2">rd</text:span> party products (many of which we never hear about)</text:p>
            </draw:text-box>
          </draw:frame>
        </presentation:notes>
      </draw:page>
      <draw:page draw:name="page4" draw:style-name="dp3" draw:master-page-name="Title1" presentation:presentation-page-layout-name="AL1T0">
        <draw:frame presentation:style-name="pr4" draw:text-style-name="P1" draw:layer="layout" svg:width="21.801cm" svg:height="2.806cm" svg:x="1.5cm" svg:y="1.694cm" presentation:class="title" presentation:user-transformed="true">
          <draw:text-box>
            <text:p text:style-name="P1">How it fits in</text:p>
          </draw:text-box>
        </draw:frame>
        <draw:custom-shape draw:style-name="gr2" draw:text-style-name="P10" draw:layer="layout" svg:width="19cm" svg:height="9.521cm" svg:x="2.48cm" svg:y="5.536cm">
          <text:p text:style-name="P9">BRMS</text:p>
          <draw:enhanced-geometry svg:viewBox="0 0 21600 21600" draw:type="rectangle" draw:enhanced-path="M 0 0 L 21600 0 21600 21600 0 21600 0 0 Z N"/>
        </draw:custom-shape>
        <draw:custom-shape draw:style-name="gr2" draw:text-style-name="P11" draw:layer="layout" svg:width="5.5cm" svg:height="1cm" svg:x="7.83cm" svg:y="8cm">
          <text:p text:style-name="P9"><text:span text:style-name="T3">Rule Engine</text:span></text:p>
          <draw:enhanced-geometry svg:viewBox="0 0 21600 21600" draw:type="rectangle" draw:enhanced-path="M 0 0 L 21600 0 21600 21600 0 21600 0 0 Z N"/>
        </draw:custom-shape>
        <draw:custom-shape draw:style-name="gr2" draw:text-style-name="P10" draw:id="id2" draw:layer="layout" svg:width="5.5cm" svg:height="1cm" svg:x="7.816cm" svg:y="7cm">
          <text:p text:style-name="P9">Rule Runtime</text:p>
          <draw:enhanced-geometry svg:viewBox="0 0 21600 21600" draw:type="rectangle" draw:enhanced-path="M 0 0 L 21600 0 21600 21600 0 21600 0 0 Z N"/>
        </draw:custom-shape>
        <draw:custom-shape draw:style-name="gr2" draw:text-style-name="P11" draw:id="id9" draw:layer="layout" svg:width="5.963cm" svg:height="1cm" svg:x="9.405cm" svg:y="13.486cm">
          <text:p text:style-name="P9"><text:span text:style-name="T3">Rule UIs</text:span></text:p>
          <draw:enhanced-geometry svg:viewBox="0 0 21600 21600" draw:type="rectangle" draw:enhanced-path="M 0 0 L 21600 0 21600 21600 0 21600 0 0 Z N"/>
        </draw:custom-shape>
        <draw:custom-shape draw:style-name="gr2" draw:text-style-name="P10" draw:id="id4" draw:layer="layout" svg:width="5.5cm" svg:height="1.5cm" svg:x="15.354cm" svg:y="10.851cm">
          <text:p text:style-name="P9">Access Control</text:p>
          <draw:enhanced-geometry svg:viewBox="0 0 21600 21600" draw:type="rectangle" draw:enhanced-path="M 0 0 L 21600 0 21600 21600 0 21600 0 0 Z N"/>
        </draw:custom-shape>
        <draw:custom-shape draw:style-name="gr2" draw:text-style-name="P10" draw:id="id5" draw:layer="layout" svg:width="6.06cm" svg:height="2.875cm" svg:x="14.94cm" svg:y="6.647cm">
          <text:p text:style-name="P9">Repository</text:p>
          <draw:enhanced-geometry svg:viewBox="0 0 21600 21600" draw:type="rectangle" draw:enhanced-path="M 0 0 L 21600 0 21600 21600 0 21600 0 0 Z N"/>
        </draw:custom-shape>
        <draw:custom-shape draw:style-name="gr2" draw:text-style-name="P10" draw:layer="layout" svg:width="5.87cm" svg:height="1.6cm" svg:x="15.13cm" svg:y="9.378cm">
          <text:p text:style-name="P9">Versioning</text:p>
          <draw:enhanced-geometry svg:viewBox="0 0 21600 21600" draw:type="rectangle" draw:enhanced-path="M 0 0 L 21600 0 21600 21600 0 21600 0 0 Z N"/>
        </draw:custom-shape>
        <draw:custom-shape draw:style-name="gr2" draw:text-style-name="P11" draw:id="id3" draw:layer="layout" svg:width="5.5cm" svg:height="1cm" svg:x="6.503cm" svg:y="12.478cm">
          <text:p text:style-name="P9"><text:span text:style-name="T3">Rule Authoring</text:span></text:p>
          <draw:enhanced-geometry svg:viewBox="0 0 21600 21600" draw:type="rectangle" draw:enhanced-path="M 0 0 L 21600 0 21600 21600 0 21600 0 0 Z N"/>
        </draw:custom-shape>
        <draw:custom-shape draw:style-name="gr2" draw:text-style-name="P10" draw:id="id1" draw:layer="layout" svg:width="8cm" svg:height="1.5cm" svg:x="7.828cm" svg:y="3.428cm">
          <text:p text:style-name="P9">Your app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1" draw:id="id7" draw:layer="layout" svg:width="5.963cm" svg:height="1cm" svg:x="3.438cm" svg:y="13.488cm">
          <text:p text:style-name="P9"><text:span text:style-name="T3">IDE/Workbench</text:span></text:p>
          <draw:enhanced-geometry svg:viewBox="0 0 21600 21600" draw:type="rectangle" draw:enhanced-path="M 0 0 L 21600 0 21600 21600 0 21600 0 0 Z N"/>
        </draw:custom-shape>
        <draw:connector draw:style-name="gr3" draw:layer="layout" svg:x1="11.828cm" svg:y1="4.928cm" svg:x2="10.566cm" svg:y2="7cm" draw:start-shape="id1" draw:end-shape="id2">
          <text:p text:style-name="P1"/>
        </draw:connector>
        <draw:connector draw:style-name="gr3" draw:layer="layout" svg:x1="9.253cm" svg:y1="12.478cm" svg:x2="15.354cm" svg:y2="11.601cm" draw:start-shape="id3" draw:start-glue-point="0" draw:end-shape="id4">
          <text:p text:style-name="P1"/>
        </draw:connector>
        <draw:connector draw:style-name="gr3" draw:layer="layout" svg:x1="13.316cm" svg:y1="7.5cm" svg:x2="14.94cm" svg:y2="8.084cm" draw:start-shape="id2" draw:start-glue-point="1" draw:end-shape="id5">
          <text:p text:style-name="P1"/>
        </draw:connector>
        <draw:custom-shape draw:style-name="gr4" draw:text-style-name="P11" draw:id="id6" draw:layer="layout" svg:width="7cm" svg:height="2cm" svg:x="3.346cm" svg:y="15.579cm">
          <text:p text:style-name="P9"><text:span text:style-name="T3">Developers</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4" draw:text-style-name="P12" draw:id="id8" draw:layer="layout" svg:width="7cm" svg:height="2cm" svg:x="11.68cm" svg:y="15.619cm">
          <text:p text:style-name="P9"><text:span text:style-name="T4">Bus. Analysts</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onnector draw:style-name="gr3" draw:layer="layout" svg:x1="6.846cm" svg:y1="15.579cm" svg:x2="6.419cm" svg:y2="14.488cm" draw:start-shape="id6" draw:end-shape="id7">
          <text:p text:style-name="P1"/>
        </draw:connector>
        <draw:connector draw:style-name="gr3" draw:layer="layout" draw:line-skew="0.447cm" svg:x1="15.18cm" svg:y1="15.619cm" svg:x2="12.386cm" svg:y2="14.486cm" draw:start-shape="id8" draw:end-shape="id9">
          <text:p text:style-name="P1"/>
        </draw:connector>
        <presentation:notes draw:style-name="dp2">
          <draw:page-thumbnail draw:style-name="gr1" draw:layer="layout" svg:width="10.112cm" svg:height="7.586cm" svg:x="1.68cm" svg:y="-0.001cm" draw:page-number="4" presentation:class="page"/>
          <draw:frame presentation:style-name="pr6" draw:text-style-name="P1" draw:layer="layout" svg:width="21.907cm" svg:height="10.933cm" svg:x="2cm" svg:y="8cm" presentation:class="notes" presentation:user-transformed="true">
            <draw:text-box>
              <text:p text:style-name="P1">This slide provides an overview of the concept of a BRMS (Business Rule Management System) which obviously is more then a core engine. The aim is to show the scope of Jboss Rules, and where it fits in with a BRMS.</text:p>
              <text:p text:style-name="P1"/>
              <text:p text:style-name="P1">The items in italics are what are the focus of <text:span text:style-name="T5">this </text:span>course, and the core components of Jboss Rules <text:span text:style-name="T5">currently</text:span>. The other components, can be provided to some extent with existing open source products (like Subversion, Apache Jackrabbit JCR). This does not mean the other components are not important, just that there are only so many hours in a day !</text:p>
              <text:p text:style-name="P1"/>
              <text:p text:style-name="P1">The other items will be addressed over time by jboss rules components (in a modular fashion, as seperate releases as different projects will not require all the components).</text:p>
              <text:p text:style-name="P1"/>
              <text:p text:style-name="P1">Note that the current focus is developer centric, but future tools will also allow business analysts to have some control of rules (decision tables have already been used successfully in this fashion). Future RuleUIs in progress for this purpose will be Web Based (such that you can re-use a rule management application either in your application, or as a centralised repository for your companies rules). A key challenge is providing testing/modelling tools that can be used to validate rules outside of an application (so rule development can happen in parallel with software development if necessary) in a user friendly way (possibly to non technical users).</text:p>
              <text:p text:style-name="P1"/>
              <text:p text:style-name="P1">It is probably worthwhile discussing at this point how the students see the rules being managed in their projects and organisations. How do they want to use rules? In process in a java app? As a web service? All these are possibilities. Community influence shapes the future direction of the tool.</text:p>
            </draw:text-box>
          </draw:frame>
        </presentation:notes>
      </draw:page>
      <draw:page draw:name="page5" draw:style-name="dp3" draw:master-page-name="Title1" presentation:presentation-page-layout-name="AL1T0">
        <draw:frame presentation:style-name="pr4" draw:text-style-name="P1" draw:layer="layout" svg:width="21.801cm" svg:height="2.806cm" svg:x="2cm" svg:y="2cm" presentation:class="title" presentation:user-transformed="true">
          <draw:text-box>
            <text:p text:style-name="P1">JBoss Rules architecture</text:p>
          </draw:text-box>
        </draw:frame>
        <draw:rect draw:style-name="gr5" draw:layer="layout" svg:width="18.5cm" svg:height="1.5cm" svg:x="2cm" svg:y="11cm">
          <text:p text:style-name="P1">drools-core</text:p>
        </draw:rect>
        <draw:rect draw:style-name="gr5" draw:layer="layout" svg:width="18.5cm" svg:height="1.5cm" svg:x="2cm" svg:y="9.5cm">
          <text:p text:style-name="P1">drools-compiler</text:p>
        </draw:rect>
        <draw:rect draw:style-name="gr5" draw:layer="layout" svg:width="6cm" svg:height="4cm" svg:x="14.5cm" svg:y="5.5cm">
          <text:p text:style-name="P1">drools-jsr94</text:p>
        </draw:rect>
        <draw:rect draw:style-name="gr5" draw:layer="layout" svg:width="6cm" svg:height="4cm" svg:x="8.5cm" svg:y="5.5cm">
          <text:p text:style-name="P1">decision-tables</text:p>
        </draw:rect>
        <draw:rect draw:style-name="gr5" draw:layer="layout" svg:width="6.5cm" svg:height="4cm" svg:x="2cm" svg:y="5.5cm">
          <text:p text:style-name="P1">drools-ide</text:p>
        </draw:rect>
        <presentation:notes draw:style-name="dp2">
          <draw:page-thumbnail draw:style-name="gr1" draw:layer="layout" svg:width="10.112cm" svg:height="7.586cm" svg:x="1.68cm" svg:y="-0.001cm" draw:page-number="5" presentation:class="page"/>
          <draw:frame presentation:style-name="pr6" draw:text-style-name="P1" draw:layer="layout" svg:width="21.907cm" svg:height="8.684cm" svg:x="1.882cm" svg:y="9.087cm" presentation:class="notes" presentation:user-transformed="true">
            <draw:text-box>
              <text:p text:style-name="P1">This slide shows the major modules of JBoss Rules. If you were to look at the subversion source repository this is the structure of top level modules you would see.</text:p>
              <text:p text:style-name="P1">The dependencies are from top down only, so that drools-compiler depends on drools-core, the IDE depends on compiler etc..., not the other way around.</text:p>
              <text:p text:style-name="P1">Drools-core: this contains the actual engine and algorithms. If you deploy rules in binary form, this is your only runtime dependency.</text:p>
              <text:p text:style-name="P1">Drools-compiler: this contains the parser, java semantic module, AST and other utilities for parsing rule source in various forms, and generating binary rule packages for the core to use.</text:p>
              <text:p text:style-name="P1">Drools-ide: This is the eclipse plug in.</text:p>
              <text:p text:style-name="P1">decision-tables: this is a simple utility which can generate rules based on spreadsheets.</text:p>
              <text:p text:style-name="P1">Drools-jsr94: this is essentially a facade layer over drools-compiler, providing JSR-94 compliant implementations, and a test suite for compatability.</text:p>
              <text:p text:style-name="P1"/>
              <text:p text:style-name="P1">As you can see, in essence its all pretty simple. Most of the 3<text:span text:style-name="T2">rd</text:span> party dependencies are required by the drools-compiler. </text:p>
              <text:p text:style-name="P1"/>
            </draw:text-box>
          </draw:frame>
        </presentation:notes>
      </draw:page>
      <draw:page draw:name="page6" draw:style-name="dp3" draw:master-page-name="Title1" presentation:presentation-page-layout-name="AL1T0">
        <draw:frame presentation:style-name="pr4" draw:text-style-name="P1" draw:layer="layout" svg:width="21.801cm" svg:height="2.806cm" svg:x="1cm" svg:y="2.194cm" presentation:class="title" presentation:user-transformed="true">
          <draw:text-box>
            <text:p text:style-name="P1">Core architecture</text:p>
          </draw:text-box>
        </draw:frame>
        <draw:g>
          <draw:custom-shape draw:style-name="gr2" draw:text-style-name="P10" draw:layer="layout" svg:width="5.018cm" svg:height="2.98cm" svg:x="3.5cm" svg:y="9.52cm">
            <text:p text:style-name="P9">RETE</text:p>
            <draw:enhanced-geometry svg:viewBox="0 0 21600 21600" draw:type="rectangle" draw:enhanced-path="M 0 0 L 21600 0 21600 21600 0 21600 0 0 Z N"/>
          </draw:custom-shape>
          <draw:custom-shape draw:style-name="gr2" draw:text-style-name="P10" draw:layer="layout" svg:width="5.018cm" svg:height="2.98cm" svg:x="8.482cm" svg:y="9.5cm">
            <text:p text:style-name="P9">LEAPS</text:p>
            <draw:enhanced-geometry svg:viewBox="0 0 21600 21600" draw:type="rectangle" draw:enhanced-path="M 0 0 L 21600 0 21600 21600 0 21600 0 0 Z N"/>
          </draw:custom-shape>
        </draw:g>
        <draw:custom-shape draw:style-name="gr2" draw:text-style-name="P10" draw:layer="layout" svg:width="10cm" svg:height="3cm" svg:x="3.5cm" svg:y="6.5cm">
          <text:p text:style-name="P9">Common API</text:p>
          <draw:enhanced-geometry svg:viewBox="0 0 21600 21600" draw:type="rectangle" draw:enhanced-path="M 0 0 L 21600 0 21600 21600 0 21600 0 0 Z N"/>
        </draw:custom-shape>
        <draw:custom-shape draw:style-name="gr2" draw:text-style-name="P10" draw:layer="layout" svg:width="3.5cm" svg:height="2.95cm" svg:x="13.5cm" svg:y="9.5cm">
          <text:p text:style-name="P9">Events</text:p>
          <draw:enhanced-geometry svg:viewBox="0 0 21600 21600" draw:type="rectangle" draw:enhanced-path="M 0 0 L 21600 0 21600 21600 0 21600 0 0 Z N"/>
        </draw:custom-shape>
        <draw:custom-shape draw:style-name="gr2" draw:text-style-name="P10" draw:layer="layout" svg:width="13.5cm" svg:height="1.53cm" svg:x="3.5cm" svg:y="12.47cm">
          <text:p text:style-name="P9">Conflict resolution</text:p>
          <draw:enhanced-geometry svg:viewBox="0 0 21600 21600" draw:type="rectangle" draw:enhanced-path="M 0 0 L 21600 0 21600 21600 0 21600 0 0 Z N"/>
        </draw:custom-shape>
        <draw:custom-shape draw:style-name="gr2" draw:text-style-name="P10" draw:layer="layout" svg:width="13.5cm" svg:height="1.53cm" svg:x="3.5cm" svg:y="13.956cm">
          <text:p text:style-name="P9">Data extractors, evaluators</text:p>
          <draw:enhanced-geometry svg:viewBox="0 0 21600 21600" draw:type="rectangle" draw:enhanced-path="M 0 0 L 21600 0 21600 21600 0 21600 0 0 Z N"/>
        </draw:custom-shape>
        <draw:custom-shape draw:style-name="gr2" draw:text-style-name="P10" draw:layer="layout" svg:width="3.54cm" svg:height="3cm" svg:x="13.46cm" svg:y="6.5cm">
          <text:p text:style-name="P9">Audit</text:p>
          <draw:enhanced-geometry svg:viewBox="0 0 21600 21600" draw:type="rectangle" draw:enhanced-path="M 0 0 L 21600 0 21600 21600 0 21600 0 0 Z N"/>
        </draw:custom-shape>
        <draw:custom-shape draw:style-name="gr2" draw:text-style-name="P10" draw:layer="layout" svg:width="13.5cm" svg:height="1.53cm" svg:x="3.496cm" svg:y="15.513cm">
          <text:p text:style-name="P9">Indexing</text:p>
          <draw:enhanced-geometry svg:viewBox="0 0 21600 21600" draw:type="rectangle" draw:enhanced-path="M 0 0 L 21600 0 21600 21600 0 21600 0 0 Z N"/>
        </draw:custom-shape>
        <presentation:notes draw:style-name="dp2">
          <draw:page-thumbnail draw:style-name="gr1" draw:layer="layout" svg:width="10.112cm" svg:height="7.586cm" svg:x="1.68cm" svg:y="-0.001cm" draw:page-number="6" presentation:class="page"/>
          <draw:frame presentation:style-name="pr6" draw:text-style-name="P1" draw:layer="layout" svg:width="21.907cm" svg:height="8.553cm" svg:x="1.882cm" svg:y="9.087cm" presentation:class="notes">
            <draw:text-box>
              <text:p text:style-name="P1">This shows a quick view of the important components of the drools-core module. Most people won't want to or need to dive into the details of this. If you do, refer to the javadocs and perhaps unit tests, and the manual.</text:p>
              <text:p text:style-name="P1"/>
              <text:p text:style-name="P1">Common API includes things like WorkingMemory, Agenda, Rule, RuleBase etc. There is a RuleBaseFactory which isolates the concrete algorithm implementation when you use it (most people use RETE as it is an industry standard of sorts).</text:p>
              <text:p text:style-name="P1">Conflict resolution is for when there are multiple rules that may fire (as all their patterns match) – there are a few strategies here, but mostly you don't need to worry about it.</text:p>
              <text:p text:style-name="P1">The “extractors” are used when reading fields out of JavaBean objects – they use the “ASM” byte code generation library to create fast “accessors” to get to field values without reflection. The “evaluators” are what do the “==” and “&lt;” operators on fields etc.</text:p>
              <text:p text:style-name="P1">Indexing is also an important part of the core, there are various indexing strategies, and it is not unlike a relational database in this respect (some indexing options are configurable, generally defaults are fine).</text:p>
              <text:p text:style-name="P1"/>
              <text:p text:style-name="P1">In terms of runtime usage, the core has no strict external dependencies. It does have some features, such as auditing, which is you are using, will require some extra dependencies IF you use it.</text:p>
            </draw:text-box>
          </draw:frame>
        </presentation:notes>
      </draw:page>
      <draw:page draw:name="page7" draw:style-name="dp3" draw:master-page-name="Title1" presentation:presentation-page-layout-name="AL1T0">
        <draw:frame presentation:style-name="pr4" draw:text-style-name="P1" draw:layer="layout" svg:width="21.801cm" svg:height="2.806cm" svg:x="1.5cm" svg:y="1.694cm" presentation:class="title" presentation:user-transformed="true">
          <draw:text-box>
            <text:p text:style-name="P1">Compiler architecture</text:p>
          </draw:text-box>
        </draw:frame>
        <draw:custom-shape draw:style-name="gr2" draw:text-style-name="P10" draw:id="id10" draw:layer="layout" svg:width="5.5cm" svg:height="2.5cm" svg:x="2.072cm" svg:y="4.956cm">
          <text:p text:style-name="P9">DRL parser</text:p>
          <draw:enhanced-geometry svg:viewBox="0 0 21600 21600" draw:type="rectangle" draw:enhanced-path="M 0 0 L 21600 0 21600 21600 0 21600 0 0 Z N"/>
        </draw:custom-shape>
        <draw:custom-shape draw:style-name="gr2" draw:text-style-name="P10" draw:id="id12" draw:layer="layout" svg:width="5.5cm" svg:height="2.5cm" svg:x="2.264cm" svg:y="9.727cm">
          <text:p text:style-name="P9">XML</text:p>
          <draw:enhanced-geometry svg:viewBox="0 0 21600 21600" draw:type="rectangle" draw:enhanced-path="M 0 0 L 21600 0 21600 21600 0 21600 0 0 Z N"/>
        </draw:custom-shape>
        <draw:custom-shape draw:style-name="gr2" draw:text-style-name="P10" draw:id="id11" draw:layer="layout" svg:width="3cm" svg:height="1.5cm" svg:x="9.585cm" svg:y="8.862cm">
          <text:p text:style-name="P9">AST</text:p>
          <draw:enhanced-geometry svg:viewBox="0 0 21600 21600" draw:type="rectangle" draw:enhanced-path="M 0 0 L 21600 0 21600 21600 0 21600 0 0 Z N"/>
        </draw:custom-shape>
        <draw:custom-shape draw:style-name="gr2" draw:text-style-name="P10" draw:id="id13" draw:layer="layout" svg:width="6.5cm" svg:height="1.215cm" svg:x="15cm" svg:y="7.785cm">
          <text:p text:style-name="P9">Java semantics</text:p>
          <draw:enhanced-geometry svg:viewBox="0 0 21600 21600" draw:type="rectangle" draw:enhanced-path="M 0 0 L 21600 0 21600 21600 0 21600 0 0 Z N"/>
        </draw:custom-shape>
        <draw:custom-shape draw:style-name="gr2" draw:text-style-name="P10" draw:id="id18" draw:layer="layout" svg:width="6.516cm" svg:height="1.271cm" svg:x="15.052cm" svg:y="9.047cm">
          <text:p text:style-name="P9">Semantic compiler</text:p>
          <draw:enhanced-geometry svg:viewBox="0 0 21600 21600" draw:type="rectangle" draw:enhanced-path="M 0 0 L 21600 0 21600 21600 0 21600 0 0 Z N"/>
        </draw:custom-shape>
        <draw:custom-shape draw:style-name="gr2" draw:text-style-name="P10" draw:id="id16" draw:layer="layout" svg:width="5.5cm" svg:height="1.5cm" svg:x="2.091cm" svg:y="7.456cm">
          <text:p text:style-name="P9">DSLs</text:p>
          <draw:enhanced-geometry svg:viewBox="0 0 21600 21600" draw:type="rectangle" draw:enhanced-path="M 0 0 L 21600 0 21600 21600 0 21600 0 0 Z N"/>
        </draw:custom-shape>
        <draw:connector draw:style-name="gr3" draw:layer="layout" svg:x1="7.572cm" svg:y1="6.206cm" svg:x2="9.585cm" svg:y2="9.612cm" draw:start-shape="id10" draw:end-shape="id11" draw:end-glue-point="3">
          <text:p text:style-name="P1"/>
        </draw:connector>
        <draw:connector draw:style-name="gr3" draw:layer="layout" svg:x1="7.764cm" svg:y1="10.977cm" svg:x2="11.085cm" svg:y2="10.362cm" draw:start-shape="id12" draw:end-shape="id11" draw:end-glue-point="2">
          <text:p text:style-name="P1"/>
        </draw:connector>
        <draw:connector draw:style-name="gr3" draw:layer="layout" svg:x1="12.585cm" svg:y1="9.612cm" svg:x2="15cm" svg:y2="8.392cm" draw:start-shape="id11" draw:start-glue-point="1" draw:end-shape="id13">
          <text:p text:style-name="P1"/>
        </draw:connector>
        <draw:custom-shape draw:style-name="gr2" draw:text-style-name="P13" draw:id="id14" draw:layer="layout" svg:width="4.243cm" svg:height="1.705cm" svg:x="9.642cm" svg:y="2.72cm">
          <text:p text:style-name="P9"><text:span text:style-name="T3">DRL</text:span></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3" draw:layer="layout" svg:x1="9.642cm" svg:y1="3.572cm" svg:x2="4.822cm" svg:y2="4.956cm" draw:start-shape="id14" draw:end-shape="id10" draw:end-glue-point="0">
          <text:p text:style-name="P1"/>
        </draw:connector>
        <draw:custom-shape draw:style-name="gr2" draw:text-style-name="P13" draw:id="id15" draw:layer="layout" svg:width="4.243cm" svg:height="1.705cm" svg:x="2.031cm" svg:y="13.188cm">
          <text:p text:style-name="P9"><text:span text:style-name="T3">DSL</text:span></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3" draw:layer="layout" draw:line-skew="-0.53cm" svg:x1="2.031cm" svg:y1="14.04cm" svg:x2="2.091cm" svg:y2="8.206cm" draw:start-shape="id15" draw:end-shape="id16" draw:end-glue-point="3">
          <text:p text:style-name="P1"/>
        </draw:connector>
        <draw:custom-shape draw:style-name="gr2" draw:text-style-name="P13" draw:id="id17" draw:layer="layout" svg:width="4.243cm" svg:height="1.705cm" svg:x="7.56cm" svg:y="13.375cm">
          <text:p text:style-name="P9"><text:span text:style-name="T3">XML</text:span></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3" draw:layer="layout" svg:x1="9.681cm" svg:y1="13.375cm" svg:x2="5.014cm" svg:y2="12.227cm" draw:start-shape="id17" draw:end-shape="id12">
          <text:p text:style-name="P1"/>
        </draw:connector>
        <draw:custom-shape draw:style-name="gr2" draw:text-style-name="P10" draw:id="id19" draw:layer="layout" svg:width="3cm" svg:height="3.5cm" svg:x="17cm" svg:y="12.5cm">
          <text:p text:style-name="P9">Packag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 draw:layer="layout" svg:x1="18.31cm" svg:y1="10.318cm" svg:x2="18.5cm" svg:y2="12.5cm" draw:start-shape="id18" draw:end-shape="id19">
          <text:p text:style-name="P1"/>
        </draw:connector>
        <presentation:notes draw:style-name="dp2">
          <draw:page-thumbnail draw:style-name="gr1" draw:layer="layout" svg:width="10.112cm" svg:height="7.586cm" svg:x="1.68cm" svg:y="-0.001cm" draw:page-number="7" presentation:class="page"/>
          <draw:frame presentation:style-name="pr6" draw:text-style-name="P1" draw:layer="layout" svg:width="21.907cm" svg:height="8.553cm" svg:x="1.882cm" svg:y="9.087cm" presentation:class="notes">
            <draw:text-box>
              <text:p text:style-name="P1">This diagram shows the key concepts in the drools-compiler. The italic items are the input formats (DSL means a drl file with DSL expressions in it). </text:p>
              <text:p text:style-name="P1"/>
              <text:p text:style-name="P1">The Parser (for either DRL using antlr, or XML using SAX) produces an AST (Abstract Syntax Tree) model of the rules (an in memory model of the language elements). The AST are the classes that end in “Descr” (for description). Any other languages in future will be integrated with the AST in a similar way. Currently with XML and DRL, there are utilities to transform between based on the AST. </text:p>
              <text:p text:style-name="P1"/>
              <text:p text:style-name="P1">The semantics compiler is for snippets of code that are used in rules (such as functions). This uses an embedded java compiler. </text:p>
              <text:p text:style-name="P1"/>
              <text:p text:style-name="P1">The result of all this is a binary “package” of rules which can then be added to a rulebase (or “merged” into an existing rulebase). The Package is then used by the core. </text:p>
              <text:p text:style-name="P1">The compiler has a fair few 3<text:span text:style-name="T2">rd</text:span> party dependencies, some of which you can discard if you are only using certain features.</text:p>
            </draw:text-box>
          </draw:frame>
        </presentation:notes>
      </draw:page>
      <draw:page draw:name="page8" draw:style-name="dp3" draw:master-page-name="Title1" presentation:presentation-page-layout-name="AL1T0">
        <draw:frame presentation:style-name="pr4" draw:text-style-name="P1" draw:layer="layout" svg:width="21.801cm" svg:height="2.806cm" svg:x="1cm" svg:y="2.194cm" presentation:class="title" presentation:user-transformed="true">
          <draw:text-box>
            <text:p text:style-name="P1">A silly scenario to solve</text:p>
          </draw:text-box>
        </draw:frame>
        <draw:frame presentation:style-name="pr7" draw:text-style-name="P1" draw:layer="layout" svg:width="22.859cm" svg:height="7.03cm" svg:x="1.27cm" svg:y="10cm" presentation:class="subtitle" presentation:user-transformed="true">
          <draw:text-box>
            <text:list text:style-name="L4">
              <text:list-item>
                <text:list>
                  <text:list-item>
                    <text:p text:style-name="P7">We have 2 domain classes</text:p>
                  </text:list-item>
                </text:list>
              </text:list-item>
            </text:list>
            <text:list text:style-name="L4">
              <text:list-item>
                <text:list>
                  <text:list-item>
                    <text:p text:style-name="P7">And a problem to solve</text:p>
                  </text:list-item>
                </text:list>
              </text:list-item>
            </text:list>
          </draw:text-box>
        </draw:frame>
        <draw:g>
          <draw:g>
            <draw:custom-shape draw:style-name="gr6" draw:text-style-name="P14" draw:layer="layout" svg:width="20.077cm" svg:height="5.095cm" svg:x="1.923cm" svg:y="4.5cm">
              <text:p text:style-name="P1"/>
              <draw:enhanced-geometry svg:viewBox="0 0 20081 3153" draw:type="non-primitive" draw:enhanced-path="M 20080 3152 L 0 3152 0 201 1297 0 20080 0 20080 3152 N"/>
            </draw:custom-shape>
            <draw:custom-shape draw:style-name="gr7" draw:text-style-name="P14" draw:layer="layout" svg:width="1.295cm" svg:height="0.312cm" svg:x="1.923cm" svg:y="4.5cm">
              <text:p text:style-name="P1"/>
              <draw:enhanced-geometry svg:viewBox="0 0 1298 195" draw:type="non-primitive" draw:enhanced-path="M 1297 0 L 955 194 C 632 168 646 182 0 194 L 1297 0 N"/>
            </draw:custom-shape>
          </draw:g>
          <draw:custom-shape draw:style-name="gr8" draw:text-style-name="P16" draw:layer="layout" svg:width="19.187cm" svg:height="7.215cm" svg:x="2.39cm" svg:y="4.785cm">
            <text:p text:style-name="P15"><text:span text:style-name="T6">public class Student {</text:span></text:p>
            <text:p text:style-name="P15"><text:span text:style-name="T6"><text:s text:c="4"/></text:span><text:span text:style-name="T6">private String name;</text:span></text:p>
            <text:p text:style-name="P15"><text:span text:style-name="T6"><text:s text:c="4"/></text:span><text:span text:style-name="T6">private List modules; ...</text:span></text:p>
            <text:p text:style-name="P15"><text:span text:style-name="T6"/></text:p>
            <text:p text:style-name="P15"><text:span text:style-name="T6">public Class Module {</text:span></text:p>
            <text:p text:style-name="P15"><text:span text:style-name="T6"><text:s text:c="4"/></text:span><text:span text:style-name="T6">private String name;</text:span></text:p>
            <text:p text:style-name="P15"><text:span text:style-name="T6"><text:s text:c="4"/></text:span><text:span text:style-name="T6">private String studentName;</text:span></text:p>
            <text:p text:style-name="P15"><text:span text:style-name="T6"><text:s text:c="4"/></text:span><text:span text:style-name="T6">private int score; ...</text:span></text:p>
            <draw:enhanced-geometry svg:viewBox="0 0 21600 21600" draw:type="mso-spt202" draw:enhanced-path="M 0 0 L 21600 0 21600 21600 0 21600 0 0 Z N"/>
          </draw:custom-shape>
        </draw:g>
        <presentation:notes draw:style-name="dp2">
          <draw:page-thumbnail draw:style-name="gr1" draw:layer="layout" svg:width="10.112cm" svg:height="7.586cm" svg:x="1.68cm" svg:y="-0.001cm" draw:page-number="8" presentation:class="page"/>
          <draw:frame presentation:style-name="pr6" draw:text-style-name="P1" draw:layer="layout" svg:width="21.907cm" svg:height="8.553cm" svg:x="1.882cm" svg:y="9.087cm" presentation:class="notes">
            <draw:text-box>
              <text:p text:style-name="P1">Lets backup and look at an almost realistic problem to solve (it is oversimplified, and obviously you would need more then just this to justify a rule engine !). Try and make something concrete.</text:p>
              <text:p text:style-name="P1"/>
              <text:p text:style-name="P1">Imagine we have these domain objects, Student and Module.</text:p>
              <text:p text:style-name="P1"/>
              <text:p text:style-name="P1">Requirement: </text:p>
              <text:p text:style-name="P1">We have two classes - Student and Module. Module represents each of the courses the Student attended for that semester, referenced by the List collection. At the end of the semester each Module has a score. If the Student has a Module score below 40 then they will fail that semester - the existential quantifier can be used used with the "less than 40" open proposition to check for the existence of a Module that is true for the specified criteria.</text:p>
              <text:p text:style-name="P1"/>
              <text:p text:style-name="P1">Also note that the cut off score may change, or perhaps the number of low scores may be involved (its a fluid problem, as school policy changes). Some other odd sounding conditions may be thrown in as well. Perhaps it may involve the number of other students failing ??</text:p>
            </draw:text-box>
          </draw:frame>
        </presentation:notes>
      </draw:page>
      <draw:page draw:name="page9" draw:style-name="dp3" draw:master-page-name="Title1" presentation:presentation-page-layout-name="AL1T0">
        <draw:frame presentation:style-name="pr4" draw:text-style-name="P1" draw:layer="layout" svg:width="21.801cm" svg:height="2.806cm" svg:x="1.5cm" svg:y="2cm" presentation:class="title" presentation:user-transformed="true">
          <draw:text-box>
            <text:p text:style-name="P1">We could do it in java</text:p>
          </draw:text-box>
        </draw:frame>
        <draw:frame presentation:style-name="pr8" draw:text-style-name="P1" draw:layer="layout" svg:width="22.859cm" svg:height="4.03cm" svg:x="1.27cm" svg:y="13cm" presentation:class="subtitle" presentation:user-transformed="true">
          <draw:text-box>
            <text:list text:style-name="L4">
              <text:list-item>
                <text:list>
                  <text:list-item>
                    <text:p text:style-name="P7">Not pretty...</text:p>
                  </text:list-item>
                </text:list>
              </text:list-item>
            </text:list>
            <text:list text:style-name="L4">
              <text:list-item>
                <text:list>
                  <text:list-item>
                    <text:p text:style-name="P7">Now imagine it after the dean has changed his mind 15 times...</text:p>
                  </text:list-item>
                </text:list>
              </text:list-item>
            </text:list>
          </draw:text-box>
        </draw:frame>
        <draw:g>
          <draw:g>
            <draw:custom-shape draw:style-name="gr6" draw:text-style-name="P14" draw:layer="layout" svg:width="20.077cm" svg:height="8.084cm" svg:x="1.924cm" svg:y="4.5cm">
              <text:p text:style-name="P1"/>
              <draw:enhanced-geometry svg:viewBox="0 0 20081 3153" draw:type="non-primitive" draw:enhanced-path="M 20080 3152 L 0 3152 0 201 1297 0 20080 0 20080 3152 N"/>
            </draw:custom-shape>
            <draw:custom-shape draw:style-name="gr7" draw:text-style-name="P14" draw:layer="layout" svg:width="1.295cm" svg:height="0.495cm" svg:x="1.924cm" svg:y="4.5cm">
              <text:p text:style-name="P1"/>
              <draw:enhanced-geometry svg:viewBox="0 0 1298 195" draw:type="non-primitive" draw:enhanced-path="M 1297 0 L 955 194 C 632 168 646 182 0 194 L 1297 0 N"/>
            </draw:custom-shape>
          </draw:g>
          <draw:custom-shape draw:style-name="gr9" draw:text-style-name="P16" draw:layer="layout" svg:width="19.187cm" svg:height="11.548cm" svg:x="2.391cm" svg:y="4.952cm">
            <text:p text:style-name="P15"><text:span text:style-name="T6">List failedStudents = new ArrayList();</text:span></text:p>
            <text:p text:style-name="P15"><text:span text:style-name="T6"/></text:p>
            <text:p text:style-name="P15"><text:span text:style-name="T6">for ( Iterator studentIter = students.iterator(); studentIter.hasNext() {</text:span></text:p>
            <text:p text:style-name="P15"><text:span text:style-name="T6"><text:s text:c="4"/></text:span><text:span text:style-name="T6">Student student = ( Student ) studentIter.next();</text:span></text:p>
            <text:p text:style-name="P15"><text:span text:style-name="T6"><text:s text:c="4"/></text:span><text:span text:style-name="T6">for ( Iterator it = student.getModules.iterator(); it.hasNext(); ) {</text:span></text:p>
            <text:p text:style-name="P15"><text:span text:style-name="T6"><text:s text:c="8"/></text:span><text:span text:style-name="T6">Module module = ( Module ) it.next();</text:span></text:p>
            <text:p text:style-name="P15"><text:span text:style-name="T6"><text:s text:c="8"/></text:span><text:span text:style-name="T6">if ( module.getScore() &lt; 40 <text:s/>) {</text:span></text:p>
            <text:p text:style-name="P15"><text:span text:style-name="T6"><text:s text:c="12"/></text:span><text:span text:style-name="T6">failedStudents.add( student ) ;</text:span></text:p>
            <text:p text:style-name="P15"><text:span text:style-name="T6"><text:s text:c="12"/></text:span><text:span text:style-name="T6">break;</text:span></text:p>
            <text:p text:style-name="P15"><text:span text:style-name="T6"><text:s text:c="8"/></text:span><text:span text:style-name="T6">}</text:span></text:p>
            <text:p text:style-name="P15"><text:span text:style-name="T6"><text:s text:c="4"/></text:span><text:span text:style-name="T6">}</text:span></text:p>
            <text:p text:style-name="P15"><text:span text:style-name="T6">}</text:span></text:p>
            <draw:enhanced-geometry svg:viewBox="0 0 21600 21600" draw:type="mso-spt202" draw:enhanced-path="M 0 0 L 21600 0 21600 21600 0 21600 0 0 Z N"/>
          </draw:custom-shape>
        </draw:g>
        <presentation:notes draw:style-name="dp2">
          <draw:page-thumbnail draw:style-name="gr1" draw:layer="layout" svg:width="10.112cm" svg:height="7.586cm" svg:x="1.68cm" svg:y="-0.001cm" draw:page-number="9" presentation:class="page"/>
          <draw:frame presentation:style-name="pr6" draw:text-style-name="P1" draw:layer="layout" svg:width="21.907cm" svg:height="8.553cm" svg:x="1.882cm" svg:y="9.087cm" presentation:class="notes">
            <draw:text-box>
              <text:p text:style-name="P1">This is a none to smart way to solve it in java with nested loops (yes java isn't the prettiest language in the world here).</text:p>
              <text:p text:style-name="P1"/>
              <text:p text:style-name="P1">Obviously the cut off mark “40” surely would not be hard coded here. Would look it up from a database or config file somehow. </text:p>
              <text:p text:style-name="P1">So thats an added complication already.</text:p>
              <text:p text:style-name="P1"/>
              <text:p text:style-name="P1">Lots of business logic can end up looking like this. Typically though, more “business specific” type values, like account codes like “C084-d” are thrown into the mix etc.</text:p>
            </draw:text-box>
          </draw:frame>
        </presentation:notes>
      </draw:page>
      <draw:page draw:name="page10" draw:style-name="dp3" draw:master-page-name="Title1" presentation:presentation-page-layout-name="AL1T0">
        <draw:frame presentation:style-name="pr4" draw:text-style-name="P1" draw:layer="layout" svg:width="21.801cm" svg:height="2.806cm" svg:x="0.699cm" svg:y="2cm" presentation:class="title" presentation:user-transformed="true">
          <draw:text-box>
            <text:p text:style-name="P1">We could do it in SQL</text:p>
          </draw:text-box>
        </draw:frame>
        <draw:frame presentation:style-name="pr9" draw:text-style-name="P1" draw:layer="layout" svg:width="22.859cm" svg:height="2.03cm" svg:x="1.5cm" svg:y="16cm" presentation:class="subtitle" presentation:user-transformed="true">
          <draw:text-box>
            <text:list text:style-name="L4">
              <text:list-item>
                <text:list>
                  <text:list-item>
                    <text:p text:style-name="P7">Better...</text:p>
                  </text:list-item>
                </text:list>
              </text:list-item>
            </text:list>
          </draw:text-box>
        </draw:frame>
        <draw:g>
          <draw:g>
            <draw:custom-shape draw:style-name="gr6" draw:text-style-name="P14" draw:layer="layout" svg:width="20.077cm" svg:height="11.115cm" svg:x="2.5cm" svg:y="5cm">
              <text:p text:style-name="P1"/>
              <draw:enhanced-geometry svg:viewBox="0 0 20081 3153" draw:type="non-primitive" draw:enhanced-path="M 20080 3152 L 0 3152 0 201 1297 0 20080 0 20080 3152 N"/>
            </draw:custom-shape>
            <draw:custom-shape draw:style-name="gr7" draw:text-style-name="P14" draw:layer="layout" svg:width="1.295cm" svg:height="0.681cm" svg:x="2.5cm" svg:y="5cm">
              <text:p text:style-name="P1"/>
              <draw:enhanced-geometry svg:viewBox="0 0 1298 195" draw:type="non-primitive" draw:enhanced-path="M 1297 0 L 955 194 C 632 168 646 182 0 194 L 1297 0 N"/>
            </draw:custom-shape>
          </draw:g>
          <draw:custom-shape draw:style-name="gr10" draw:text-style-name="P16" draw:layer="layout" svg:width="19.187cm" svg:height="15.879cm" svg:x="2.967cm" svg:y="5.621cm">
            <text:p text:style-name="P1"/>
            <draw:enhanced-geometry svg:viewBox="0 0 21600 21600" draw:type="mso-spt202" draw:enhanced-path="M 0 0 L 21600 0 21600 21600 0 21600 0 0 Z N"/>
          </draw:custom-shape>
        </draw:g>
        <draw:frame draw:style-name="gr11" draw:text-style-name="P17" draw:layer="layout" svg:width="12.681cm" svg:height="12.641cm" svg:x="6.319cm" svg:y="5.359cm">
          <draw:text-box>
            <text:p text:style-name="P1"><text:span text:style-name="T7">select </text:span></text:p>
            <text:p text:style-name="P1"><text:span text:style-name="T7"><text:s text:c="4"/></text:span><text:span text:style-name="T7">* </text:span></text:p>
            <text:p text:style-name="P1"><text:span text:style-name="T7">from </text:span></text:p>
            <text:p text:style-name="P1"><text:span text:style-name="T7"><text:s text:c="4"/></text:span><text:span text:style-name="T7">Students s </text:span></text:p>
            <text:p text:style-name="P1"><text:span text:style-name="T7">where exists ( <text:s/></text:span></text:p>
            <text:p text:style-name="P1"><text:span text:style-name="T7"><text:s text:c="4"/></text:span><text:span text:style-name="T7">select </text:span></text:p>
            <text:p text:style-name="P1"><text:span text:style-name="T7"><text:s text:c="8"/></text:span><text:span text:style-name="T7">* </text:span></text:p>
            <text:p text:style-name="P1"><text:span text:style-name="T7"><text:s text:c="4"/></text:span><text:span text:style-name="T7">from </text:span></text:p>
            <text:p text:style-name="P1"><text:span text:style-name="T7"><text:s text:c="8"/></text:span><text:span text:style-name="T7">Modules m </text:span></text:p>
            <text:p text:style-name="P1"><text:span text:style-name="T7"><text:s text:c="4"/></text:span><text:span text:style-name="T7">where </text:span></text:p>
            <text:p text:style-name="P1"><text:span text:style-name="T7"><text:s text:c="8"/></text:span><text:span text:style-name="T7">m.student_name = s.name and </text:span></text:p>
            <text:p text:style-name="P1"><text:span text:style-name="T7"><text:s text:c="8"/></text:span><text:span text:style-name="T7">m.score &lt; 40 </text:span></text:p>
            <text:p text:style-name="P1"><text:span text:style-name="T7">)</text:span></text:p>
          </draw:text-box>
        </draw:frame>
        <presentation:notes draw:style-name="dp2">
          <draw:page-thumbnail draw:style-name="gr1" draw:layer="layout" svg:width="10.112cm" svg:height="7.586cm" svg:x="1.68cm" svg:y="-0.001cm" draw:page-number="10" presentation:class="page"/>
          <draw:frame presentation:style-name="pr6" draw:text-style-name="P1" draw:layer="layout" svg:width="21.907cm" svg:height="8.553cm" svg:x="1.882cm" svg:y="9.087cm" presentation:class="notes">
            <draw:text-box>
              <text:p text:style-name="P1">With a suitable Database schema, and all the data in the database, we can do this with SQL. </text:p>
              <text:p text:style-name="P1"/>
              <text:p text:style-name="P1">The SQL is shown in this way to show that SQL now has support for First Order Logic (FOL) concepts like <text:s/>“exists”. </text:p>
              <text:p text:style-name="P1">There may be other ways do this with joins (up to students to think about this if they are SQL mavens !).</text:p>
              <text:p text:style-name="P1"/>
              <text:p text:style-name="P1">So this looks much better. Mostly the reason for this is that SQL is declarative, and was designed to have a human friendly syntax (some would debate this). SQL was originally “Structured English Query Language”. </text:p>
              <text:p text:style-name="P1"/>
              <text:p text:style-name="P1">SQL is probably most peoples closest experience of declarative programming in the real world.</text:p>
            </draw:text-box>
          </draw:frame>
        </presentation:notes>
      </draw:page>
      <draw:page draw:name="page11" draw:style-name="dp3" draw:master-page-name="Title1" presentation:presentation-page-layout-name="AL1T0">
        <draw:frame presentation:style-name="pr4" draw:text-style-name="P1" draw:layer="layout" svg:width="21.801cm" svg:height="2.806cm" svg:x="0.699cm" svg:y="2cm" presentation:class="title" presentation:user-transformed="true">
          <draw:text-box>
            <text:p text:style-name="P1">And now with rules</text:p>
          </draw:text-box>
        </draw:frame>
        <draw:frame presentation:style-name="pr8" draw:text-style-name="P1" draw:layer="layout" svg:width="22.859cm" svg:height="4.03cm" svg:x="1.27cm" svg:y="13cm" presentation:class="subtitle" presentation:user-transformed="true">
          <draw:text-box>
            <text:list text:style-name="L4">
              <text:list-item>
                <text:list>
                  <text:list-item>
                    <text:p text:style-name="P7">Much nicer</text:p>
                  </text:list-item>
                </text:list>
              </text:list-item>
            </text:list>
            <text:list text:style-name="L4">
              <text:list-item>
                <text:list>
                  <text:list-item>
                    <text:p text:style-name="P7">Using First Order Logic</text:p>
                  </text:list-item>
                </text:list>
              </text:list-item>
            </text:list>
          </draw:text-box>
        </draw:frame>
        <draw:g>
          <draw:g>
            <draw:custom-shape draw:style-name="gr6" draw:text-style-name="P14" draw:layer="layout" svg:width="21.499cm" svg:height="6.736cm" svg:x="1.5cm" svg:y="5cm">
              <text:p text:style-name="P1"/>
              <draw:enhanced-geometry svg:viewBox="0 0 20081 3153" draw:type="non-primitive" draw:enhanced-path="M 20080 3152 L 0 3152 0 201 1297 0 20080 0 20080 3152 N"/>
            </draw:custom-shape>
            <draw:custom-shape draw:style-name="gr7" draw:text-style-name="P14" draw:layer="layout" svg:width="1.387cm" svg:height="0.413cm" svg:x="1.5cm" svg:y="5cm">
              <text:p text:style-name="P1"/>
              <draw:enhanced-geometry svg:viewBox="0 0 1298 195" draw:type="non-primitive" draw:enhanced-path="M 1297 0 L 955 194 C 632 168 646 182 0 194 L 1297 0 N"/>
            </draw:custom-shape>
          </draw:g>
          <draw:custom-shape draw:style-name="gr12" draw:text-style-name="P16" draw:layer="layout" svg:width="20.546cm" svg:height="9.624cm" svg:x="2cm" svg:y="5.376cm">
            <text:p text:style-name="P1"/>
            <draw:enhanced-geometry svg:viewBox="0 0 21600 21600" draw:type="mso-spt202" draw:enhanced-path="M 0 0 L 21600 0 21600 21600 0 21600 0 0 Z N"/>
          </draw:custom-shape>
        </draw:g>
        <draw:frame draw:style-name="gr13" draw:text-style-name="P18" draw:layer="layout" svg:width="25.804cm" svg:height="4.064cm" svg:x="1.696cm" svg:y="6.014cm">
          <draw:text-box>
            <text:p text:style-name="P1"><text:span text:style-name="T8">rule </text:span></text:p>
            <text:p text:style-name="P1"><text:span text:style-name="T8"><text:s/></text:span><text:span text:style-name="T8">when</text:span></text:p>
            <text:p text:style-name="P1"><text:span text:style-name="T8"><text:s text:c="2"/></text:span><text:span text:style-name="T8">exists( $student : Student() </text:span></text:p>
            <text:p text:style-name="P1"><text:span text:style-name="T8"><text:tab/></text:span><text:span text:style-name="T8"><text:tab/></text:span><text:span text:style-name="T8">&amp;&amp; Module( student == $student, score &lt; 40 ) )</text:span></text:p>
            <text:p text:style-name="P1"><text:span text:style-name="T8"/></text:p>
          </draw:text-box>
        </draw:frame>
        <presentation:notes draw:style-name="dp2">
          <draw:page-thumbnail draw:style-name="gr1" draw:layer="layout" svg:width="10.112cm" svg:height="7.586cm" svg:x="1.68cm" svg:y="-0.001cm" draw:page-number="11" presentation:class="page"/>
          <draw:frame presentation:style-name="pr6" draw:text-style-name="P1" draw:layer="layout" svg:width="21.907cm" svg:height="10.275cm" svg:x="1.882cm" svg:y="9.087cm" presentation:class="notes" presentation:user-transformed="true">
            <draw:text-box>
              <text:p text:style-name="P1">This shows a hint of the rule syntax of the LHS.</text:p>
              <text:p text:style-name="P1">It is using the “exists” keyword (part of first order logic).</text:p>
              <text:p text:style-name="P1"/>
              <text:p text:style-name="P1">Exist is saying: “there must be at least one instance of...”. When this is true, the rule may fire once (only once). If there were multiple matches, the rule will still only be activated once. If you omit exists, it may activate multiple times (probably not a problem in this case, as you can add an extra check that the student hasn't been failed previously).</text:p>
              <text:p text:style-name="P1"/>
              <text:p text:style-name="P1">This rule would work off instances of the Student and Module object in working memory (much like the SQL would operate over rows in the Student and Module database tables – to take this analogy further Classes of objects are tables, instances are rows – just like you would expect). You can also see the $student variable is “bound” to a Student instance. This is then used to “join” the Student and Model instances together – of course if there is only one Student and her Modules in working memory, this join can be omitted).</text:p>
              <text:p text:style-name="P1"/>
              <text:p text:style-name="P1">** Note: Drools 3.0 only supports a single column under an “exists” - this will be enhanced in a future version. Exist is simply shown in this example to be similar to SQL. In real life exists is mostly used in simple cases with a single Class.</text:p>
              <text:p text:style-name="P1"/>
              <text:p text:style-name="P1"/>
              <text:p text:style-name="P1"/>
            </draw:text-box>
          </draw:frame>
        </presentation:notes>
      </draw:page>
      <draw:page draw:name="page12" draw:style-name="dp3" draw:master-page-name="Title1" presentation:presentation-page-layout-name="AL1T0">
        <draw:frame presentation:style-name="pr4" draw:text-style-name="P1" draw:layer="layout" svg:width="21.801cm" svg:height="2.806cm" svg:x="1.199cm" svg:y="1.694cm" presentation:class="title" presentation:user-transformed="true">
          <draw:text-box>
            <text:p text:style-name="P1">Plain Old Java Objects (POJOs) – Facts in the rule engine</text:p>
          </draw:text-box>
        </draw:frame>
        <draw:frame presentation:style-name="pr5" draw:text-style-name="P19" draw:layer="layout" svg:width="22.859cm" svg:height="12.573cm" svg:x="1.27cm" svg:y="4.457cm" presentation:class="subtitle">
          <draw:text-box>
            <text:list text:style-name="L4">
              <text:list-item>
                <text:list>
                  <text:list-item>
                    <text:p text:style-name="P5">A Fact can be an instance of an object</text:p>
                  </text:list-item>
                </text:list>
              </text:list-item>
            </text:list>
            <text:list text:style-name="L4">
              <text:list-item>
                <text:list>
                  <text:list-item>
                    <text:p text:style-name="P5">JBoss Rules operates on JavaBean facts</text:p>
                  </text:list-item>
                </text:list>
              </text:list-item>
            </text:list>
            <text:list text:style-name="L4">
              <text:list-item>
                <text:list>
                  <text:list-item>
                    <text:p text:style-name="P5">Doesn't have to be strict java beans</text:p>
                  </text:list-item>
                </text:list>
              </text:list-item>
            </text:list>
            <text:list text:style-name="L4">
              <text:list-item>
                <text:list>
                  <text:list-item>
                    <text:p text:style-name="P5">Accessor methods always used</text:p>
                  </text:list-item>
                </text:list>
              </text:list-item>
            </text:list>
            <text:list text:style-name="L4">
              <text:list-item>
                <text:list>
                  <text:list-item>
                    <text:p text:style-name="P5">Other rule engines often have more invasive requirements</text:p>
                  </text:list-item>
                </text:list>
              </text:list-item>
            </text:list>
            <text:list text:style-name="L4">
              <text:list-item>
                <text:list>
                  <text:list-item>
                    <text:p text:style-name="P5">You assert POJOs, rules operate on POJOs</text:p>
                  </text:list-item>
                </text:list>
              </text:list-item>
            </text:list>
            <text:list text:style-name="L4">
              <text:list-item>
                <text:list>
                  <text:list-item>
                    <text:p text:style-name="P5"/>
                  </text:list-item>
                </text:list>
              </text:list-item>
            </text:list>
            <text:list text:style-name="L4">
              <text:list-item>
                <text:list>
                  <text:list-item>
                    <text:p text:style-name="P5"><text:tab/></text:p>
                  </text:list-item>
                </text:list>
              </text:list-item>
            </text:list>
          </draw:text-box>
        </draw:frame>
        <presentation:notes draw:style-name="dp2">
          <draw:page-thumbnail draw:style-name="gr1" draw:layer="layout" svg:width="10.112cm" svg:height="7.586cm" svg:x="1.68cm" svg:y="-0.001cm" draw:page-number="12" presentation:class="page"/>
          <draw:frame presentation:style-name="pr6" draw:text-style-name="P1" draw:layer="layout" svg:width="21.907cm" svg:height="10.117cm" svg:x="1.882cm" svg:y="9.087cm" presentation:class="notes" presentation:user-transformed="true">
            <draw:text-box>
              <text:p text:style-name="P1">In this context, assert means “pass to the rule engine”. The rule engine doesn't clone the object or anything like that – so if a rule make a change to the state of a POJO, it makes a change **</text:p>
              <text:p text:style-name="P1"/>
              <text:p text:style-name="P1">This makes integration with your application easier.</text:p>
              <text:p text:style-name="P1">Of course, you need an appropriate domain model to write rules over. Generally speaking, it works best if you can be flexible in the model POJOs that the rule engine uses. </text:p>
              <text:p text:style-name="P1">Sometimes you can drastically simplify the writing of rules by having a simpler, flatter object model (of course that means you may have to map from your real applications object model to the rule object model – this is often a hidden cost with many rule engines that no one will tell you about). </text:p>
              <text:p text:style-name="P1">Sometimes it is better to think of a “rule object model” that models the problem domain of the rules, to be separate from the applications object model. The rule object model would typically be simpler and flatter (you would typically assert lots of small rule object model objects into working memory for the rules to operate on).</text:p>
              <text:p text:style-name="P1"/>
              <text:p text:style-name="P1">Of course, for “rule service” type architectures, where the rule engine runs as a centralised service, possibly accessed remotely, the a rule object model, using the DTO pattern is probably quite sensible !</text:p>
              <text:p text:style-name="P1"/>
              <text:p text:style-name="P1">** If you know what shadow facts are, you can explain to the other students at this point. But the fact still remains, rules operate on POJOs.</text:p>
            </draw:text-box>
          </draw:frame>
        </presentation:notes>
      </draw:page>
      <draw:page draw:name="page13" draw:style-name="dp3" draw:master-page-name="Title1" presentation:presentation-page-layout-name="AL1T0">
        <draw:frame presentation:style-name="pr4" draw:text-style-name="P1" draw:layer="layout" svg:width="21.801cm" svg:height="2.806cm" svg:x="0.699cm" svg:y="2cm" presentation:class="title" presentation:user-transformed="true">
          <draw:text-box>
            <text:p text:style-name="P1">In or out of process</text:p>
          </draw:text-box>
        </draw:frame>
        <draw:frame presentation:style-name="pr5" draw:text-style-name="P19" draw:layer="layout" svg:width="22.859cm" svg:height="12.573cm" svg:x="1.27cm" svg:y="4.457cm" presentation:class="subtitle">
          <draw:text-box>
            <text:list text:style-name="L4">
              <text:list-item>
                <text:list>
                  <text:list-item>
                    <text:p text:style-name="P5">JBoss Rules at its core is a library/API</text:p>
                  </text:list-item>
                </text:list>
              </text:list-item>
            </text:list>
            <text:list text:style-name="L4">
              <text:list-item>
                <text:list>
                  <text:list-item>
                    <text:p text:style-name="P5">Designed for in process operation by default</text:p>
                  </text:list-item>
                </text:list>
              </text:list-item>
            </text:list>
            <text:list text:style-name="L4">
              <text:list-item>
                <text:list>
                  <text:list-item>
                    <text:p text:style-name="P5">Of course, to run out of process, use DTOs and remote calls</text:p>
                  </text:list-item>
                </text:list>
              </text:list-item>
            </text:list>
            <text:list text:style-name="L4">
              <text:list-item>
                <text:list>
                  <text:list-item>
                    <text:p text:style-name="P5">Web Service, RMI etc.</text:p>
                  </text:list-item>
                </text:list>
              </text:list-item>
            </text:list>
            <text:list text:style-name="L4">
              <text:list-item>
                <text:list>
                  <text:list-item>
                    <text:p text:style-name="P5">Rules operate on DTOs</text:p>
                  </text:list-item>
                </text:list>
              </text:list-item>
            </text:list>
          </draw:text-box>
        </draw:frame>
        <presentation:notes draw:style-name="dp2">
          <draw:page-thumbnail draw:style-name="gr1" draw:layer="layout" svg:width="10.112cm" svg:height="7.586cm" svg:x="1.68cm" svg:y="-0.001cm" draw:page-number="13" presentation:class="page"/>
          <draw:frame presentation:style-name="pr6" draw:text-style-name="P1" draw:layer="layout" svg:width="21.907cm" svg:height="8.553cm" svg:x="1.882cm" svg:y="9.087cm" presentation:class="notes">
            <draw:text-box>
              <text:p text:style-name="P1">Commonly rules engines are embedded in process. The rules may be managed centrally, but the engine runs in process.</text:p>
              <text:p text:style-name="P1"/>
              <text:p text:style-name="P1">A “Rule Service” is a common deployment pattern for out of process rules.</text:p>
            </draw:text-box>
          </draw:frame>
        </presentation:notes>
      </draw:page>
      <draw:page draw:name="page14" draw:style-name="dp3" draw:master-page-name="Title1" presentation:presentation-page-layout-name="AL1T0">
        <draw:frame presentation:style-name="pr4" draw:text-style-name="P1" draw:layer="layout" svg:width="21.801cm" svg:height="2.806cm" svg:x="0.699cm" svg:y="2cm" presentation:class="title" presentation:user-transformed="true">
          <draw:text-box>
            <text:p text:style-name="P1">A rule specimen</text:p>
          </draw:text-box>
        </draw:frame>
        <draw:frame presentation:style-name="pr5" draw:text-style-name="P18" draw:layer="layout" svg:width="23.73cm" svg:height="12.573cm" svg:x="0.5cm" svg:y="4.427cm" presentation:class="subtitle" presentation:user-transformed="true">
          <draw:text-box>
            <text:list text:style-name="L4">
              <text:list-item>
                <text:list>
                  <text:list-item>
                    <text:p text:style-name="P7"><text:span text:style-name="T9">01</text:span><text:span text:style-name="T10"> rule</text:span><text:span text:style-name="T8"> “crazy talk”</text:span></text:p>
                  </text:list-item>
                </text:list>
              </text:list-item>
            </text:list>
            <text:list text:style-name="L4">
              <text:list-item>
                <text:list>
                  <text:list-item>
                    <text:p text:style-name="P7"><text:span text:style-name="T8">02 <text:s/></text:span><text:span text:style-name="T10">when</text:span></text:p>
                  </text:list-item>
                </text:list>
              </text:list-item>
            </text:list>
            <text:list text:style-name="L4">
              <text:list-item>
                <text:list>
                  <text:list-item>
                    <text:p text:style-name="P7"><text:span text:style-name="T8">03 <text:s text:c="3"/></text:span><text:span text:style-name="T10">not</text:span><text:span text:style-name="T8"> Ignore()</text:span></text:p>
                  </text:list-item>
                </text:list>
              </text:list-item>
            </text:list>
            <text:list text:style-name="L4">
              <text:list-item>
                <text:list>
                  <text:list-item>
                    <text:p text:style-name="P7"><text:span text:style-name="T8">04 <text:s text:c="3"/>person: Person()</text:span></text:p>
                  </text:list-item>
                </text:list>
              </text:list-item>
            </text:list>
            <text:list text:style-name="L4">
              <text:list-item>
                <text:list>
                  <text:list-item>
                    <text:p text:style-name="P7"><text:span text:style-name="T8">05 <text:s text:c="3"/>car: Vehicle(type==”car”, owner == person, year &lt;= 2000)</text:span></text:p>
                  </text:list-item>
                </text:list>
              </text:list-item>
            </text:list>
            <text:list text:style-name="L4">
              <text:list-item>
                <text:list>
                  <text:list-item>
                    <text:p text:style-name="P7"><text:span text:style-name="T8">06 <text:s text:c="3"/>accident: Accident(a:area -&gt; (a.isDangerous(“a”)) )</text:span></text:p>
                  </text:list-item>
                </text:list>
              </text:list-item>
            </text:list>
            <text:list text:style-name="L4">
              <text:list-item>
                <text:list>
                  <text:list-item>
                    <text:p text:style-name="P7"><text:span text:style-name="T8">07 <text:s text:c="3"/>eval(accident.calcRelevance(“VIP”))</text:span></text:p>
                  </text:list-item>
                </text:list>
              </text:list-item>
            </text:list>
            <text:list text:style-name="L4">
              <text:list-item>
                <text:list>
                  <text:list-item>
                    <text:p text:style-name="P7"><text:span text:style-name="T8">08 <text:s/></text:span><text:span text:style-name="T10">then</text:span></text:p>
                  </text:list-item>
                </text:list>
              </text:list-item>
            </text:list>
            <text:list text:style-name="L4">
              <text:list-item>
                <text:list>
                  <text:list-item>
                    <text:p text:style-name="P7"><text:span text:style-name="T8">09 <text:s text:c="3"/>person.setAccidentFlag(</text:span><text:span text:style-name="T10">true</text:span><text:span text:style-name="T8">);</text:span></text:p>
                  </text:list-item>
                </text:list>
              </text:list-item>
            </text:list>
            <text:list text:style-name="L4">
              <text:list-item>
                <text:list>
                  <text:list-item>
                    <text:p text:style-name="P7"><text:span text:style-name="T8">10 <text:s text:c="3"/>System.err.println(“we found an accident, or something..”);</text:span></text:p>
                  </text:list-item>
                </text:list>
              </text:list-item>
            </text:list>
            <text:list text:style-name="L4">
              <text:list-item>
                <text:list>
                  <text:list-item>
                    <text:p text:style-name="P7"><text:span text:style-name="T9">11</text:span><text:span text:style-name="T10"> end</text:span></text:p>
                  </text:list-item>
                </text:list>
              </text:list-item>
            </text:list>
          </draw:text-box>
        </draw:frame>
        <presentation:notes draw:style-name="dp2">
          <draw:page-thumbnail draw:style-name="gr1" draw:layer="layout" svg:width="10.112cm" svg:height="7.586cm" svg:x="1.68cm" svg:y="-0.001cm" draw:page-number="14" presentation:class="page"/>
          <draw:frame presentation:style-name="pr6" draw:text-style-name="P1" draw:layer="layout" svg:width="21.907cm" svg:height="8.553cm" svg:x="1.882cm" svg:y="9.087cm" presentation:class="notes">
            <draw:text-box>
              <text:p text:style-name="P1">This is a logically non-sensical rule, but it is trying to show off a lot of the language features so we can walk through them. </text:p>
              <text:p text:style-name="P1">The rule construct is probably the most complicated (other ones are query, function, global, import – all very very simple).</text:p>
              <text:p text:style-name="P1">Referring to the line numbers above:</text:p>
              <text:p text:style-name="P1">01: rule declaration. The rule name (in quotes) only has to be in quotes if it has a space (quotes are recommended). Keep in mind that in most cases, a rule name will end up being the name of a generated class behind the scenes.</text:p>
              <text:p text:style-name="P1">03 to 07: this is the LHS (conditional) parts of the rule. Each part is implicitly logically “AND”ed together (if we put “and” between each line it would be the same thing). Conditions don't have to be on each line, but its a good practice. This section uses the rule language, and is basically a collection of “patterns” that the rule engine will try to match against facts in working memory. Conditional Elements (Ces) like “Not” above are used to glue the patterns together.</text:p>
              <text:p text:style-name="P1"/>
              <text:p text:style-name="P1">09 to 10: This it the RHS (consequence) part. This is basically a chunk of java semantic code (with a few special keywords you may use occasionally). In this part, you can do most of what you would want to do in java. You will notice that it refers to variables that have been “bound” on the LHS (eg. The “person” variable) – it can also refer to global variable, and functions.</text:p>
              <text:p text:style-name="P1"/>
              <text:p text:style-name="P1">The follow slides will dive into the detail a bit more.</text:p>
            </draw:text-box>
          </draw:frame>
        </presentation:notes>
      </draw:page>
      <draw:page draw:name="page15" draw:style-name="dp3" draw:master-page-name="Title1" presentation:presentation-page-layout-name="AL1T0">
        <draw:frame presentation:style-name="pr4" draw:text-style-name="P1" draw:layer="layout" svg:width="21.801cm" svg:height="2.806cm" svg:x="1.199cm" svg:y="2.5cm" presentation:class="title" presentation:user-transformed="true">
          <draw:text-box>
            <text:p text:style-name="P1">Basic Patterns</text:p>
          </draw:text-box>
        </draw:frame>
        <draw:frame presentation:style-name="pr5" draw:text-style-name="P18" draw:layer="layout" svg:width="22.859cm" svg:height="12.573cm" svg:x="1.27cm" svg:y="4.457cm" presentation:class="subtitle">
          <draw:text-box>
            <text:p text:style-name="P1"><text:span text:style-name="T8">03 <text:s text:c="3"/></text:span><text:span text:style-name="T10">not</text:span><text:span text:style-name="T8"> Ignore()</text:span></text:p>
            <text:p text:style-name="P1"><text:span text:style-name="T8">04 <text:s text:c="3"/>person: Person()</text:span></text:p>
          </draw:text-box>
        </draw:frame>
        <presentation:notes draw:style-name="dp2">
          <draw:page-thumbnail draw:style-name="gr1" draw:layer="layout" svg:width="10.112cm" svg:height="7.586cm" svg:x="1.68cm" svg:y="-0.001cm" draw:page-number="15" presentation:class="page"/>
          <draw:frame presentation:style-name="pr6" draw:text-style-name="P1" draw:layer="layout" svg:width="21.907cm" svg:height="8.553cm" svg:x="1.882cm" svg:y="9.087cm" presentation:class="notes">
            <draw:text-box>
              <text:p text:style-name="P1">This shows 2 really simple patterns, which are implicitly “anded” together.</text:p>
              <text:p text:style-name="P1">not Ignore() &amp;&amp; person: Person() would be the same.</text:p>
              <text:p text:style-name="P1"/>
              <text:p text:style-name="P1">not Ignore() -- this uses the CE “not” to indicate that there must be NO instances of the “Ignore” fact in working memory.</text:p>
              <text:p text:style-name="P1">person: Person() -- this selects a Person fact from working memory, and binds it to the variable “person” - this variable can then be used elsewhere on the LHS, or the RHS. </text:p>
              <text:p text:style-name="P1">If there are multiple instances of the Person fact in working memory, the rule may activate for each one (like saying “select * from Person...” in SQL). </text:p>
              <text:p text:style-name="P1">The other CE's supported are:</text:p>
              <text:p text:style-name="P1">and</text:p>
              <text:p text:style-name="P1">or (it effectively creates 2 rules for each side of the “or”).</text:p>
              <text:p text:style-name="P1">not</text:p>
              <text:p text:style-name="P1">exists</text:p>
            </draw:text-box>
          </draw:frame>
        </presentation:notes>
      </draw:page>
      <draw:page draw:name="page16" draw:style-name="dp3" draw:master-page-name="Title1" presentation:presentation-page-layout-name="AL1T0">
        <draw:frame presentation:style-name="pr4" draw:text-style-name="P1" draw:layer="layout" svg:width="21.801cm" svg:height="2.806cm" svg:x="1cm" svg:y="2cm" presentation:class="title" presentation:user-transformed="true">
          <draw:text-box>
            <text:p text:style-name="P1">More complex patterns</text:p>
          </draw:text-box>
        </draw:frame>
        <draw:frame presentation:style-name="pr5" draw:text-style-name="P7" draw:layer="layout" svg:width="22.859cm" svg:height="12.573cm" svg:x="1.27cm" svg:y="4.457cm" presentation:class="subtitle">
          <draw:text-box>
            <text:list text:style-name="L4">
              <text:list-item>
                <text:list>
                  <text:list-item>
                    <text:p text:style-name="P7"><text:span text:style-name="T8">05 <text:s text:c="3"/>car: Vehicle(type==”car”, owner == person, year &lt;= 2000)</text:span></text:p>
                  </text:list-item>
                </text:list>
              </text:list-item>
            </text:list>
          </draw:text-box>
        </draw:frame>
        <presentation:notes draw:style-name="dp2">
          <draw:page-thumbnail draw:style-name="gr1" draw:layer="layout" svg:width="10.112cm" svg:height="7.586cm" svg:x="1.68cm" svg:y="-0.001cm" draw:page-number="16" presentation:class="page"/>
          <draw:frame presentation:style-name="pr6" draw:text-style-name="P1" draw:layer="layout" svg:width="21.907cm" svg:height="8.553cm" svg:x="1.882cm" svg:y="9.087cm" presentation:class="notes">
            <draw:text-box>
              <text:p text:style-name="P1">This binds the “car” variable to an instance of the Vehicle fact, where the vehicle fact has fields that match the patterns as shown.</text:p>
              <text:p text:style-name="P1"/>
              <text:p text:style-name="P1"><text:span text:style-name="T5">type==”car”</text:span>, this checks the “type” field of the Vehicle fact against the string literal “car”.</text:p>
              <text:p text:style-name="P1">A “field” of a fact is accessed via a getter method on a java bean. (eg public String getType() ). Drools will look for either a “type()” method that returns something (and takes no params) or a “getType()” getter method which does the same (so you don't have to follow strict bean standards if you don't want). Ie “Vehicle(getType == ..)” would achieve the same thing.</text:p>
              <text:p text:style-name="P1"/>
              <text:p text:style-name="P1"><text:span text:style-name="T5">Owner == person</text:span>, this checks the “owner” field of Vehicle against a previously bound variable called “person” which we bound before (last slide).</text:p>
              <text:p text:style-name="P1"/>
              <text:p text:style-name="P1"><text:span text:style-name="T5">Year &lt;= 2000</text:span>, does the obvious with a year field. You can use appropriate operators for these constraint patterns like: ==, !=, &lt;, &gt; <text:s/>etc (it works out what to do with the appropriate type automatically). In this case, of course, 2000 is a literal number.</text:p>
              <text:p text:style-name="P1"/>
            </draw:text-box>
          </draw:frame>
        </presentation:notes>
      </draw:page>
      <draw:page draw:name="page17" draw:style-name="dp3" draw:master-page-name="Title1" presentation:presentation-page-layout-name="AL1T0">
        <draw:frame presentation:style-name="pr4" draw:text-style-name="P1" draw:layer="layout" svg:width="21.801cm" svg:height="2.806cm" svg:x="1.199cm" svg:y="2cm" presentation:class="title" presentation:user-transformed="true">
          <draw:text-box>
            <text:p text:style-name="P1">Semantics in the LHS</text:p>
          </draw:text-box>
        </draw:frame>
        <draw:frame presentation:style-name="pr5" draw:text-style-name="P1" draw:layer="layout" svg:width="22.859cm" svg:height="12.573cm" svg:x="1.27cm" svg:y="4.457cm" presentation:class="subtitle">
          <draw:text-box>
            <text:list text:style-name="L4">
              <text:list-item>
                <text:list>
                  <text:list-item>
                    <text:p text:style-name="P7"><text:span text:style-name="T8">06 <text:s text:c="3"/>accident: Accident(a:area -&gt; (a.isDangerous(“a”)) )</text:span></text:p>
                  </text:list-item>
                </text:list>
              </text:list-item>
            </text:list>
            <text:list text:style-name="L4">
              <text:list-item>
                <text:list>
                  <text:list-item>
                    <text:p text:style-name="P7"><text:span text:style-name="T8">07 <text:s text:c="3"/>eval(accident.calcRelevance(“VIP”))</text:span></text:p>
                  </text:list-item>
                </text:list>
              </text:list-item>
            </text:list>
          </draw:text-box>
        </draw:frame>
        <presentation:notes draw:style-name="dp2">
          <draw:page-thumbnail draw:style-name="gr1" draw:layer="layout" svg:width="10.112cm" svg:height="7.586cm" svg:x="1.68cm" svg:y="-0.001cm" draw:page-number="17" presentation:class="page"/>
          <draw:frame presentation:style-name="pr6" draw:text-style-name="P1" draw:layer="layout" svg:width="21.907cm" svg:height="9.959cm" svg:x="1.882cm" svg:y="9.087cm" presentation:class="notes" presentation:user-transformed="true">
            <draw:text-box>
              <text:p text:style-name="P1">Line 06:</text:p>
              <text:p text:style-name="P1"><text:s/>This binds “accident” to an instance of Accident whose patterns are met. The patterns in this one are slightly more complicated. “a:area” <text:s/>binds the field “area” to a variable “a”. The “-&gt;” indicates that the following is a semantic predicate (an expression in java that returns a primitive boolean value). So the expression (a.isDangerous(“a”)), is just a plain java condition (no semi colon used). This could be any snippet, but it can only reference bound variables (like a) or variables from a previous binding (or globals, as long as the global does not change for the life of the rule execution cycle).</text:p>
              <text:p text:style-name="P1"/>
              <text:p text:style-name="P1">Line 07:</text:p>
              <text:p text:style-name="P1">The “eval(XXX)” works as XXX is a snippet of java (semantic predicate) that, like previously, refers to bound variables, globals and functions, and must result in a primitive boolean being returned (no semi colon is used). </text:p>
              <text:p text:style-name="P1"/>
              <text:p text:style-name="P1">Use the above constructs with care, and only if there is no alternative way to express it using the other constructs (once again, flattening the object model can avoid the need for evals) – as evals in particular, are tested each time there is a partial match, and not indexed, hence slower (and also requires more class code to be generated behind the scenes, slowing down rule parse/compile times)</text:p>
              <text:p text:style-name="P1"><text:span text:style-name="T3">Side note on multiple binding: if you do Foo(a:b) Bar(a:b) – that will effectively mean that the “b” fields of each fact must be equivalent (even though no “==” was used) – this is a convention dating back to CLIPS.</text:span></text:p>
              <text:p text:style-name="P1"/>
            </draw:text-box>
          </draw:frame>
        </presentation:notes>
      </draw:page>
      <draw:page draw:name="page18" draw:style-name="dp3" draw:master-page-name="Title1" presentation:presentation-page-layout-name="AL1T0">
        <draw:frame presentation:style-name="pr4" draw:text-style-name="P1" draw:layer="layout" svg:width="21.801cm" svg:height="2.806cm" svg:x="0.699cm" svg:y="2cm" presentation:class="title" presentation:user-transformed="true">
          <draw:text-box>
            <text:p text:style-name="P1">Semantics in rules</text:p>
          </draw:text-box>
        </draw:frame>
        <draw:frame presentation:style-name="pr5" draw:text-style-name="P1" draw:layer="layout" svg:width="22.859cm" svg:height="12.573cm" svg:x="1.27cm" svg:y="4.457cm" presentation:class="subtitle">
          <draw:text-box>
            <text:list text:style-name="L4">
              <text:list-item>
                <text:list>
                  <text:list-item>
                    <text:p text:style-name="P7"><text:span text:style-name="T9">01</text:span><text:span text:style-name="T10"> </text:span><text:span text:style-name="T9">rule</text:span><text:span text:style-name="T8"> “crazy talk”</text:span></text:p>
                  </text:list-item>
                </text:list>
              </text:list-item>
            </text:list>
            <text:list text:style-name="L4">
              <text:list-item>
                <text:list>
                  <text:list-item>
                    <text:p text:style-name="P7"><text:span text:style-name="T8">02 <text:s/></text:span><text:span text:style-name="T9">when</text:span></text:p>
                  </text:list-item>
                </text:list>
              </text:list-item>
            </text:list>
            <text:list text:style-name="L4">
              <text:list-item>
                <text:list>
                  <text:list-item>
                    <text:p text:style-name="P7"><text:span text:style-name="T8">03 <text:s text:c="3"/></text:span><text:span text:style-name="T9">not</text:span><text:span text:style-name="T8"> Ignore()</text:span></text:p>
                  </text:list-item>
                </text:list>
              </text:list-item>
            </text:list>
            <text:list text:style-name="L4">
              <text:list-item>
                <text:list>
                  <text:list-item>
                    <text:p text:style-name="P7"><text:span text:style-name="T8">04 <text:s text:c="3"/>person: Person()</text:span></text:p>
                  </text:list-item>
                </text:list>
              </text:list-item>
            </text:list>
            <text:list text:style-name="L4">
              <text:list-item>
                <text:list>
                  <text:list-item>
                    <text:p text:style-name="P7"><text:span text:style-name="T8">05 <text:s text:c="3"/>car: Vehicle(type==”car”, owner == person, year &lt;= 2000)</text:span></text:p>
                  </text:list-item>
                </text:list>
              </text:list-item>
            </text:list>
            <text:list text:style-name="L4">
              <text:list-item>
                <text:list>
                  <text:list-item>
                    <text:p text:style-name="P7"><text:span text:style-name="T8">06 <text:s text:c="3"/>accident: Accident(a:area -&gt; (</text:span><text:span text:style-name="T11">a.isDangerous(“a”)</text:span><text:span text:style-name="T8">) )</text:span></text:p>
                  </text:list-item>
                </text:list>
              </text:list-item>
            </text:list>
            <text:list text:style-name="L4">
              <text:list-item>
                <text:list>
                  <text:list-item>
                    <text:p text:style-name="P7"><text:span text:style-name="T8">07 <text:s text:c="3"/>eval(</text:span><text:span text:style-name="T11">accident.calcRelevance(“VIP”)</text:span><text:span text:style-name="T8">)</text:span></text:p>
                  </text:list-item>
                </text:list>
              </text:list-item>
            </text:list>
            <text:list text:style-name="L4">
              <text:list-item>
                <text:list>
                  <text:list-item>
                    <text:p text:style-name="P7"><text:span text:style-name="T8">08 <text:s text:c="3"/>Blah(something == ( </text:span><text:span text:style-name="T11">callFunction(“123”) </text:span><text:span text:style-name="T8">) ) <text:s text:c="3"/></text:span></text:p>
                  </text:list-item>
                </text:list>
              </text:list-item>
            </text:list>
            <text:list text:style-name="L4">
              <text:list-item>
                <text:list>
                  <text:list-item>
                    <text:p text:style-name="P7"><text:span text:style-name="T8">09 <text:s/></text:span><text:span text:style-name="T9">then</text:span></text:p>
                  </text:list-item>
                </text:list>
              </text:list-item>
            </text:list>
            <text:list text:style-name="L4">
              <text:list-item>
                <text:list>
                  <text:list-item>
                    <text:p text:style-name="P7"><text:span text:style-name="T12">10 <text:s text:c="3"/></text:span><text:span text:style-name="T11">person.setAccidentFlag(true);</text:span></text:p>
                  </text:list-item>
                </text:list>
              </text:list-item>
            </text:list>
            <text:list text:style-name="L4">
              <text:list-item>
                <text:list>
                  <text:list-item>
                    <text:p text:style-name="P7"><text:span text:style-name="T9">11</text:span><text:span text:style-name="T10"> </text:span><text:span text:style-name="T9">end</text:span></text:p>
                  </text:list-item>
                </text:list>
              </text:list-item>
            </text:list>
          </draw:text-box>
        </draw:frame>
        <presentation:notes draw:style-name="dp2">
          <draw:page-thumbnail draw:style-name="gr1" draw:layer="layout" svg:width="10.112cm" svg:height="7.586cm" svg:x="1.68cm" svg:y="-0.001cm" draw:page-number="18" presentation:class="page"/>
          <draw:frame presentation:style-name="pr6" draw:text-style-name="P1" draw:layer="layout" svg:width="21.907cm" svg:height="8.553cm" svg:x="1.882cm" svg:y="9.087cm" presentation:class="notes">
            <draw:text-box>
              <text:p text:style-name="P1">The stuff that is in <text:span text:style-name="T13">bold italics </text:span><text:span text:style-name="T14">is semantic java code snippets. </text:span></text:p>
              <text:p text:style-name="P1"><text:span text:style-name="T14"/></text:p>
              <text:p text:style-name="P1"><text:span text:style-name="T14">The stuff on line 10 is really just a block of code (include semi colons as you would in java). </text:span></text:p>
              <text:p text:style-name="P1"><text:span text:style-name="T14">The other stuff you do NOT end in semi colons, and must return a value. </text:span></text:p>
              <text:p text:style-name="P1"><text:span text:style-name="T14">On line 08, the value must be an appropriate Object (note that even if the field in the Fact is a primitive, it will be autoboxed to an object, so your expression must return an appropriate object – in this case it is calling a function).</text:span></text:p>
              <text:p text:style-name="P1"><text:span text:style-name="T14"/></text:p>
              <text:p text:style-name="P1"><text:span text:style-name="T14">On the RHS, there are some special “keywords” like assert(object); retract(object); and modify(object); which are how the RHS notifies the working memory of changes.</text:span></text:p>
            </draw:text-box>
          </draw:frame>
        </presentation:notes>
      </draw:page>
      <draw:page draw:name="page19" draw:style-name="dp3" draw:master-page-name="Title1" presentation:presentation-page-layout-name="AL1T0">
        <draw:frame presentation:style-name="pr4" draw:text-style-name="P1" draw:layer="layout" svg:width="21.801cm" svg:height="2.806cm" svg:x="1cm" svg:y="2.194cm" presentation:class="title" presentation:user-transformed="true">
          <draw:text-box>
            <text:p text:style-name="P1">The IDE</text:p>
          </draw:text-box>
        </draw:frame>
        <draw:frame presentation:style-name="pr5" draw:text-style-name="P19" draw:layer="layout" svg:width="22.859cm" svg:height="12.573cm" svg:x="1.27cm" svg:y="4.457cm" presentation:class="subtitle">
          <draw:text-box>
            <text:list text:style-name="L4">
              <text:list-item>
                <text:p text:style-name="P19">Is an eclipse plug in (Eclipse 3.2)</text:p>
              </text:list-item>
            </text:list>
            <text:list text:style-name="L4">
              <text:list-item>
                <text:p text:style-name="P19">Contains all necessary dependencies</text:p>
              </text:list-item>
            </text:list>
            <text:list text:style-name="L4">
              <text:list-item>
                <text:p text:style-name="P19">Wizards</text:p>
              </text:list-item>
            </text:list>
            <text:list text:style-name="L4">
              <text:list-item>
                <text:list>
                  <text:list-item>
                    <text:p text:style-name="P5">Make it quick to create new rules, DSLs etc</text:p>
                  </text:list-item>
                </text:list>
              </text:list-item>
            </text:list>
            <text:list text:style-name="L4">
              <text:list-item>
                <text:p text:style-name="P19">Views</text:p>
              </text:list-item>
            </text:list>
            <text:list text:style-name="L4">
              <text:list-item>
                <text:list>
                  <text:list-item>
                    <text:p text:style-name="P5">Agenda, Working Memory, Audit</text:p>
                  </text:list-item>
                </text:list>
              </text:list-item>
            </text:list>
          </draw:text-box>
        </draw:frame>
        <presentation:notes draw:style-name="dp2">
          <draw:page-thumbnail draw:style-name="gr1" draw:layer="layout" svg:width="10.112cm" svg:height="7.586cm" svg:x="1.68cm" svg:y="-0.001cm" draw:page-number="19" presentation:class="page"/>
          <draw:frame presentation:style-name="pr6" draw:text-style-name="P1" draw:layer="layout" svg:width="21.907cm" svg:height="8.553cm" svg:x="1.882cm" svg:y="9.087cm" presentation:class="notes">
            <draw:text-box>
              <text:p text:style-name="P1">For those who like IDEs, the plug in for Eclipse can simplify some tasks. The most useful day-to-day one is the DRL editor, which provides background parsing/compiling and error reporting. Wizards and views also can provide some assistance from time to time.</text:p>
            </draw:text-box>
          </draw:frame>
        </presentation:notes>
      </draw:page>
      <draw:page draw:name="page20" draw:style-name="dp3" draw:master-page-name="Title1" presentation:presentation-page-layout-name="AL1T0">
        <draw:frame presentation:style-name="pr4" draw:text-style-name="P1" draw:layer="layout" svg:width="21.801cm" svg:height="2.806cm" svg:x="0.699cm" svg:y="2cm" presentation:class="title" presentation:user-transformed="true">
          <draw:text-box>
            <text:p text:style-name="P1">Lab</text:p>
          </draw:text-box>
        </draw:frame>
        <draw:frame presentation:style-name="pr5" draw:text-style-name="P1" draw:layer="layout" svg:width="22.859cm" svg:height="12.573cm" svg:x="1.27cm" svg:y="4.457cm" presentation:class="subtitle">
          <draw:text-box>
            <text:p text:style-name="P1">Lab 1, introduction</text:p>
          </draw:text-box>
        </draw:frame>
        <presentation:notes draw:style-name="dp2">
          <draw:page-thumbnail draw:style-name="gr1" draw:layer="layout" svg:width="10.112cm" svg:height="7.586cm" svg:x="1.68cm" svg:y="-0.001cm" draw:page-number="20" presentation:class="page"/>
          <draw:frame presentation:style-name="pr6" draw:text-style-name="P1" draw:layer="layout" svg:width="21.907cm" svg:height="8.553cm" svg:x="1.882cm" svg:y="9.087cm" presentation:class="notes">
            <draw:text-box>
              <text:p text:style-name="P1">Lab 1 is introducing the IDE tooling (the plugin). </text:p>
              <text:p text:style-name="P1">Open the lab-1-introduction folder, and follow the steps in Instructions.txt</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2="1" draw:dots2-length="0.072cm" draw:distance="0.054cm"/>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fo:padding-top="0.125cm" fo:padding-bottom="0.125cm" fo:padding-left="0.25cm" fo:padding-right="0.25cm" draw:shadow="hidden" draw:shadow-offset-x="0.3cm" draw:shadow-offset-y="0.3cm" draw:shadow-color="#808080" draw:shadow-opacity="5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heading_20_3" style:display-name="heading 3" style:family="graphic">
      <style:paragraph-properties fo:margin-top="0.746cm" fo:margin-bottom="0.374cm" style:text-autospace="none"/>
      <style:text-properties fo:font-family="Arial" style:font-family-generic="swiss" style:font-pitch="variable" fo:font-size="24.7000007629395pt" fo:language="none" fo:country="none" fo:font-weight="bold" style:font-family-asian="'MS Mincho'" style:font-pitch-asian="variable" style:language-asian="none" style:country-asian="none" style:font-size-complex="24.7000007629395pt" style:font-weight-complex="bold"/>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65cm" fo:page-height="19.26cm" style:print-orientation="landscape"/>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63cm"/>
    </style:style>
    <style:style style:name="gr2" style:family="graphic" style:parent-style-name="standard">
      <style:graphic-properties draw:stroke="none" draw:fill="none" draw:fill-color="#ffffff" draw:textarea-vertical-align="bottom" draw:auto-grow-height="false" fo:min-height="0.963cm"/>
    </style:style>
    <style:style style:name="gr3" style:family="graphic" style:parent-style-name="standard">
      <style:graphic-properties draw:stroke="solid" svg:stroke-width="0.026cm" svg:stroke-color="#1d4888" draw:stroke-linejoin="miter" draw:fill="solid" draw:fill-color="#1d488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26cm" svg:stroke-color="#649fdc" draw:stroke-linejoin="miter" draw:fill="solid" draw:fill-color="#649fdc"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dash" draw:stroke-dash="Dash_20_2" svg:stroke-width="0.018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dash" draw:stroke-dash="Dash_20_2" svg:stroke-width="0.018cm" svg:stroke-color="#1d4888"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f87824" draw:stroke-linejoin="miter" draw:fill="solid" draw:fill-color="#f87824"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style:writing-mode="lr-tb"/>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84%" text:enable-numbering="false" fo:text-indent="0cm" style:punctuation-wrap="hanging" style:line-break="strict"/>
    </style:style>
    <style:style style:name="P8" style:family="paragraph">
      <style:paragraph-properties fo:margin-left="0cm" fo:margin-right="0cm" fo:line-height="93%" fo:text-align="center" text:enable-numbering="false" fo:text-indent="0cm" style:punctuation-wrap="hanging" style:line-break="strict"/>
    </style:style>
    <style:style style:name="P9" style:family="paragraph">
      <style:paragraph-properties fo:margin-left="0cm" fo:margin-right="0cm" fo:line-height="86%" text:enable-numbering="false" fo:text-indent="0cm" style:punctuation-wrap="hanging" style:line-break="strict"/>
    </style:style>
    <style:style style:name="P10"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8pt" style:font-size-asian="8pt" style:font-size-complex="8pt"/>
    </style:style>
    <style:style style:name="T3" style:family="text">
      <style:text-properties fo:color="#0066cc" fo:font-family="Arial" style:font-family-generic="swiss" style:font-pitch="variable" fo:font-size="20pt" fo:font-weight="bold" style:font-size-asian="20pt" style:font-size-complex="20pt"/>
    </style:style>
    <style:style style:name="T4" style:family="text">
      <style:text-properties fo:color="#1d4888" fo:font-size="10pt" fo:font-weight="bold" style:font-size-asian="10pt" style:font-size-complex="10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129cm" svg:height="3.846cm" svg:x="2.565cm" svg:y="3.806cm" draw:page-number="1"/>
      <draw:page-thumbnail draw:layer="backgroundobjects" svg:width="5.129cm" svg:height="3.846cm" svg:x="10.26cm" svg:y="3.806cm"/>
      <draw:page-thumbnail draw:layer="backgroundobjects" svg:width="5.129cm" svg:height="3.846cm" svg:x="17.955cm" svg:y="3.806cm"/>
      <draw:page-thumbnail draw:layer="backgroundobjects" svg:width="5.129cm" svg:height="3.846cm" svg:x="2.565cm" svg:y="11.606cm"/>
      <draw:page-thumbnail draw:layer="backgroundobjects" svg:width="5.129cm" svg:height="3.846cm" svg:x="10.26cm" svg:y="11.606cm"/>
      <draw:page-thumbnail draw:layer="backgroundobjects" svg:width="5.129cm" svg:height="3.846cm" svg:x="17.955cm" svg:y="11.606cm"/>
      <draw:frame draw:style-name="gr1" draw:text-style-name="P2" draw:layer="backgroundobjects" svg:width="11.131cm" svg:height="0.962cm" svg:x="0cm" svg:y="0cm">
        <draw:text-box>
          <text:p text:style-name="P1"><text:span text:style-name="T1"><presentation:header/></text:span></text:p>
        </draw:text-box>
      </draw:frame>
      <draw:frame draw:style-name="gr1" draw:text-style-name="P4" draw:layer="backgroundobjects" svg:width="11.131cm" svg:height="0.962cm" svg:x="14.518cm" svg:y="0cm">
        <draw:text-box>
          <text:p text:style-name="P3"><text:span text:style-name="T1"><presentation:date-time/></text:span></text:p>
        </draw:text-box>
      </draw:frame>
      <draw:frame draw:style-name="gr2" draw:text-style-name="P2" draw:layer="backgroundobjects" svg:width="11.131cm" svg:height="0.962cm" svg:x="0cm" svg:y="18.297cm">
        <draw:text-box>
          <text:p text:style-name="P1"><text:span text:style-name="T1"><presentation:footer/></text:span></text:p>
        </draw:text-box>
      </draw:frame>
      <draw:frame draw:style-name="gr2" draw:text-style-name="P4" draw:layer="backgroundobjects" svg:width="11.131cm" svg:height="0.962cm" svg:x="14.518cm" svg:y="18.297cm">
        <draw:text-box>
          <text:p text:style-name="P3"><text:span text:style-name="T1"><text:page-number>&lt;number&gt;</text:page-number></text:span></text:p>
        </draw:text-box>
      </draw:frame>
    </style:handout-master>
    <style:master-page style:name="Default"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presentation:style-name="Default-outline1" draw:layer="backgroundobjects" svg:width="23.283cm" svg:height="15.241cm" svg:x="0.211cm" svg:y="2.752cm" presentation:class="outline" presentation:placeholder="true">
        <draw:text-box/>
      </draw:frame>
      <draw:frame presentation:style-name="Default-title" draw:layer="backgroundobjects" svg:width="21.59cm" svg:height="1.065cm" svg:x="1.27cm" svg:y="0.355cm" presentation:class="title" presentation:placeholder="true">
        <draw:text-box/>
      </draw:frame>
      <draw:frame draw:style-name="gr11" draw:text-style-name="P6" draw:layer="backgroundobjects" svg:width="3.387cm" svg:height="1.87cm" svg:x="0.423cm" svg:y="0.035cm">
        <draw:image xlink:href="Pictures/2000001D000047EF000027CAAF6C1D9D.wmf" xlink:type="simple" xlink:show="embed" xlink:actuate="onLoad">
          <text:p text:style-name="P1"/>
        </draw:image>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0.112cm" svg:height="7.586cm" svg:x="1.68cm" svg:y="-0.001cm" presentation:class="page"/>
        <draw:frame presentation:style-name="Default-notes" draw:layer="backgroundobjects" svg:width="21.907cm" svg:height="8.552cm" svg:x="1.882cm" svg:y="9.087cm" presentation:class="notes" presentation:placeholder="true">
          <draw:text-box/>
        </draw:frame>
      </presentation:notes>
    </style:master-page>
    <style:master-page style:name="Title1"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draw:style-name="gr11" draw:text-style-name="P6" draw:layer="backgroundobjects" svg:width="3.387cm" svg:height="1.87cm" svg:x="0.423cm" svg:y="0.035cm">
        <draw:image xlink:href="Pictures/2000002A00004809000027CA791B0589.wmf" xlink:type="simple" xlink:show="embed" xlink:actuate="onLoad">
          <text:p text:style-name="P1"/>
        </draw:image>
      </draw:frame>
      <draw:frame presentation:style-name="Title1-title" draw:layer="backgroundobjects" svg:width="21.801cm" svg:height="2.805cm" svg:x="0.846cm" svg:y="7.197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0.112cm" svg:height="7.586cm" svg:x="1.68cm" svg:y="-0.001cm" presentation:class="page"/>
        <draw:frame presentation:style-name="Title1-notes" draw:layer="backgroundobjects" svg:width="21.907cm" svg:height="8.552cm" svg:x="1.882cm" svg:y="9.08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dc:title>Advanced O/R Mapping</dc:title>
    <meta:creation-date>2006-05-25T10:43:04</meta:creation-date>
    <dc:creator>Michael Neale</dc:creator>
    <dc:date>2006-06-08T15:22:08</dc:date>
    <meta:print-date>2004-07-17T20:26:04</meta:print-date>
    <dc:language>en-US</dc:language>
    <meta:editing-cycles>485</meta:editing-cycles>
    <meta:editing-duration>P4DT5H47M57S</meta:editing-duration>
    <meta:user-defined meta:name="Info 1"/>
    <meta:user-defined meta:name="Info 2"/>
    <meta:user-defined meta:name="Info 3"/>
    <meta:user-defined meta:name="Info 4"/>
    <meta:document-statistic meta:object-count="204"/>
  </office:meta>
</office:document-meta>
</file>